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1F400005CFA000025848B4BB576.svm"/>
  <manifest:file-entry manifest:media-type="" manifest:full-path="Pictures/200000C8000051420000145374F9D740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8.8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0.983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cm" svg:stroke-color="#ffffff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7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6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0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2.431cm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3465a4" draw:textarea-horizontal-align="center" draw:textarea-vertical-align="middle"/>
    </style:style>
    <style:style style:name="gr26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3465a4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28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29" style:family="graphic" style:parent-style-name="standard">
      <style:graphic-properties draw:stroke="solid" draw:stroke-dash="Dashed_20__28_var_29__20_4" svg:stroke-width="0cm" svg:stroke-color="#ffffff" draw:stroke-linejoin="round" svg:stroke-linecap="butt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29fcf" draw:textarea-horizontal-align="center" draw:textarea-vertical-align="middle"/>
    </style:style>
    <style:style style:name="gr32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39cm" fo:min-width="0.94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39cm" fo:min-width="1.20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894cm" fo:min-width="2.17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894cm" fo:min-width="2.792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53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8cm" fo:min-width="12.431cm"/>
    </style:style>
    <style:style style:name="gr4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5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742cm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notes">
      <style:graphic-properties draw:fill-color="#ffffff" draw:auto-grow-height="true" fo:min-height="13.364cm"/>
    </style:style>
    <style:style style:name="pr6" style:family="presentation" style:parent-style-name="Discreet_25_20Dark-title">
      <style:graphic-properties fo:min-height="3.507cm"/>
    </style:style>
    <style:style style:name="pr7" style:family="presentation" style:parent-style-name="Discreet_25_20Dark-notes">
      <style:graphic-properties draw:fill-color="#ffffff" fo:min-height="13.364cm"/>
    </style:style>
    <style:style style:name="pr8" style:family="presentation" style:parent-style-name="Discreet_25_20Dark-title">
      <style:graphic-properties fo:min-height="3.625cm"/>
    </style:style>
    <style:style style:name="pr9" style:family="presentation" style:parent-style-name="Discreet_25_20Dark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color="#ffffff" style:text-outline="false" style:text-line-through-style="none" fo:font-family="'Liberation Sans'" style:font-family-generic="swiss" style:font-pitch="variable" fo:font-size="9.699999809265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9.69999980926514pt" style:font-family-complex="'Liberation Sans'" style:font-family-generic-complex="swiss" style:font-pitch-complex="variable" style:font-size-complex="9.69999980926514pt" style:text-scale="100%" style:text-overline-style="none" style:text-overline-color="font-color"/>
    </style:style>
    <style:style style:name="P12" style:family="paragraph">
      <style:text-properties fo:color="#ffffff" style:text-outline="false" style:text-line-through-style="none" fo:font-family="'Liberation Sans'" style:font-family-generic="swiss" style:font-pitch="variable" fo:font-size="22.5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22.5pt" style:font-family-complex="'Liberation Sans'" style:font-family-generic-complex="swiss" style:font-pitch-complex="variable" style:font-size-complex="22.5pt" style:text-scale="100%" style:text-overline-style="none" style:text-overline-color="font-color"/>
    </style:style>
    <style:style style:name="T1" style:family="text">
      <style:text-properties fo:font-size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style:text-outline="false" style:text-line-through-style="none" fo:font-family="'Liberation Sans'" style:font-family-generic="swiss" style:font-pitch="variable" fo:font-size="9.699999809265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9.69999980926514pt" style:font-family-complex="'Liberation Sans'" style:font-family-generic-complex="swiss" style:font-pitch-complex="variable" style:font-size-complex="9.69999980926514pt" style:text-scale="100%" style:text-overline-style="none" style:text-overline-color="font-color"/>
    </style:style>
    <style:style style:name="T10" style:family="text">
      <style:text-properties fo:color="#ffffff" style:text-outline="false" style:text-line-through-style="none" fo:font-family="'Liberation Sans'" style:font-family-generic="swiss" style:font-pitch="variable" fo:font-size="22.5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22.5pt" style:font-family-complex="'Liberation Sans'" style:font-family-generic-complex="swiss" style:font-pitch-complex="variable" style:font-size-complex="22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/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3/17/2016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>(where each part is a supervised learner)</text:span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4/15/2015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Ensemble Learning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aking a whole greater than </text:span></text:p>
            <text:p><text:span text:style-name="T1">any one of its parts</text:span></text:p>
            <text:p><text:span text:style-name="T2"/></text:p>
            <text:p><text:span text:style-name="T3">(where each part is a supervised learner)</text:span></text:p>
            <text:p><text:span text:style-name="T4"/></text:p>
            <text:p><text:span text:style-name="T5">(and so is the whole)</text:span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4/15/2015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56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frame draw:style-name="gr6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0.343cm" svg:y="9.8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56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8cm" svg:y1="9.4cm" svg:x2="12cm" svg:y2="10cm">
          <text:p/>
        </draw:line>
        <draw:line draw:style-name="gr8" draw:text-style-name="P4" draw:layer="layout" svg:x1="11cm" svg:y1="11cm" svg:x2="10.6cm" svg:y2="11.6cm">
          <text:p/>
        </draw:line>
        <draw:line draw:style-name="gr8" draw:text-style-name="P4" draw:layer="layout" svg:x1="12.4cm" svg:y1="11cm" svg:x2="12.8cm" svg:y2="11.6cm">
          <text:p/>
        </draw:line>
        <draw:line draw:style-name="gr8" draw:text-style-name="P4" draw:layer="layout" svg:x1="14.6cm" svg:y1="9.4cm" svg:x2="15.4cm" svg:y2="10cm">
          <text:p/>
        </draw:line>
        <draw:frame draw:style-name="gr6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0.358cm" svg:y="9.8cm">
          <draw:text-box>
            <text:p><text:span text:style-name="T6">Outputs</text:span></text:p>
          </draw:text-box>
        </draw:frame>
        <draw:frame draw:style-name="gr9" draw:layer="layout" svg:width="10.01cm" svg:height="0.962cm" svg:x="15.065cm" svg:y="5.8cm">
          <draw:text-box>
            <text:p>Let's say we use a decision tre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text-style-name="P6" draw:layer="layout" svg:width="10.556cm" svg:height="0.962cm" svg:x="2cm" svg:y="5.798cm">
          <draw:text-box>
            <text:p><text:span text:style-name="T7">The supervised learning 'black box':</text:span>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8cm" svg:y1="9.4cm" svg:x2="12cm" svg:y2="10cm">
          <text:p/>
        </draw:line>
        <draw:line draw:style-name="gr8" draw:text-style-name="P4" draw:layer="layout" svg:x1="11cm" svg:y1="11cm" svg:x2="10.6cm" svg:y2="11.6cm">
          <text:p/>
        </draw:line>
        <draw:line draw:style-name="gr8" draw:text-style-name="P4" draw:layer="layout" svg:x1="12.4cm" svg:y1="11cm" svg:x2="12.8cm" svg:y2="11.6cm">
          <text:p/>
        </draw:line>
        <draw:line draw:style-name="gr8" draw:text-style-name="P4" draw:layer="layout" svg:x1="14.6cm" svg:y1="9.4cm" svg:x2="15.4cm" svg:y2="10cm">
          <text:p/>
        </draw:line>
        <draw:frame draw:style-name="gr6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9" draw:text-style-name="P6" draw:layer="layout" svg:width="10.01cm" svg:height="0.962cm" svg:x="15.065cm" svg:y="5.8cm">
          <draw:text-box>
            <text:p><text:span text:style-name="T7">Let's say we use a decision tree...</text:span></text:p>
          </draw:text-box>
        </draw:frame>
        <draw:frame draw:style-name="gr10" draw:text-style-name="P5" draw:layer="layout" svg:width="9.354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56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8cm" svg:y1="9.4cm" svg:x2="12cm" svg:y2="10cm">
          <text:p/>
        </draw:line>
        <draw:line draw:style-name="gr8" draw:text-style-name="P4" draw:layer="layout" svg:x1="11cm" svg:y1="11cm" svg:x2="10.6cm" svg:y2="11.6cm">
          <text:p/>
        </draw:line>
        <draw:line draw:style-name="gr8" draw:text-style-name="P4" draw:layer="layout" svg:x1="12.4cm" svg:y1="11cm" svg:x2="12.8cm" svg:y2="11.6cm">
          <text:p/>
        </draw:line>
        <draw:line draw:style-name="gr8" draw:text-style-name="P4" draw:layer="layout" svg:x1="14.6cm" svg:y1="9.4cm" svg:x2="15.4cm" svg:y2="10cm">
          <text:p/>
        </draw:line>
        <draw:frame draw:style-name="gr6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9" draw:layer="layout" svg:width="10.01cm" svg:height="0.962cm" svg:x="15.065cm" svg:y="5.8cm">
          <draw:text-box>
            <text:p>Let's say we use a decision tree...</text:p>
          </draw:text-box>
        </draw:frame>
        <draw:frame draw:style-name="gr11" draw:text-style-name="P5" draw:layer="layout" svg:width="11.483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>Problem: <text:s/>Too quickly shifts from underfit to overfit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A Single Part</text:p>
          </draw:text-box>
        </draw:frame>
        <draw:frame draw:style-name="gr3" draw:layer="layout" svg:width="10.556cm" svg:height="0.962cm" svg:x="2cm" svg:y="5.798cm">
          <draw:text-box>
            <text:p>The supervised learning 'black box':</text:p>
          </draw:text-box>
        </draw:frame>
        <draw:custom-shape draw:style-name="gr4" draw:text-style-name="P4" draw:layer="layout" svg:width="10.8cm" svg:height="5.2cm" svg:x="8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10.4cm" svg:x2="8cm" svg:y2="10.4cm">
          <text:p/>
        </draw:line>
        <draw:line draw:style-name="gr5" draw:text-style-name="P4" draw:layer="layout" svg:x1="18.8cm" svg:y1="10.4cm" svg:x2="23.8cm" svg:y2="10.4cm">
          <text:p/>
        </draw:line>
        <draw:custom-shape draw:style-name="gr4" draw:text-style-name="P4" draw:layer="layout" svg:width="2.4cm" svg:height="1cm" svg:x="12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0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1cm" svg:x="14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8cm" svg:y1="9.4cm" svg:x2="12cm" svg:y2="10cm">
          <text:p/>
        </draw:line>
        <draw:line draw:style-name="gr8" draw:text-style-name="P4" draw:layer="layout" svg:x1="11cm" svg:y1="11cm" svg:x2="10.6cm" svg:y2="11.6cm">
          <text:p/>
        </draw:line>
        <draw:line draw:style-name="gr8" draw:text-style-name="P4" draw:layer="layout" svg:x1="12.4cm" svg:y1="11cm" svg:x2="12.8cm" svg:y2="11.6cm">
          <text:p/>
        </draw:line>
        <draw:line draw:style-name="gr8" draw:text-style-name="P4" draw:layer="layout" svg:x1="14.6cm" svg:y1="9.4cm" svg:x2="15.4cm" svg:y2="10cm">
          <text:p/>
        </draw:line>
        <draw:frame draw:style-name="gr6" draw:text-style-name="P5" draw:layer="layout" svg:width="1.857cm" svg:height="0.806cm" svg:x="3.2cm" svg:y="9.8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0.358cm" svg:y="9.794cm">
          <draw:text-box>
            <text:p><text:span text:style-name="T6">Outputs</text:span></text:p>
          </draw:text-box>
        </draw:frame>
        <draw:frame draw:style-name="gr9" draw:layer="layout" svg:width="10.01cm" svg:height="0.962cm" svg:x="15.065cm" svg:y="5.8cm">
          <draw:text-box>
            <text:p>Let's say we use a decision tree...</text:p>
          </draw:text-box>
        </draw:frame>
        <draw:frame draw:style-name="gr11" draw:text-style-name="P5" draw:layer="layout" svg:width="11.483cm" svg:height="3.026cm" svg:x="10.8cm" svg:y="15.174cm">
          <draw:text-box>
            <text:p><text:span text:style-name="T6">Advantages: <text:s/>Very fast. <text:s/>Intuitive results.</text:span></text:p>
            <text:p><text:span text:style-name="T6"/></text:p>
            <text:p><text:span text:style-name="T6">Problem: <text:s/>Too quickly shifts from underfit to overfit</text:span></text:p>
            <text:p><text:span text:style-name="T6"/></text:p>
            <text:p><text:span text:style-name="T6">Possible solution: Train a few of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custom-shape draw:style-name="gr12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13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6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custom-shape draw:style-name="gr12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13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6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14" draw:text-style-name="P4" draw:layer="layout" svg:x1="7.2cm" svg:y1="10.806cm" svg:x2="10.2cm" svg:y2="13.6cm">
          <text:p/>
        </draw:line>
        <draw:line draw:style-name="gr14" draw:text-style-name="P4" draw:layer="layout" svg:x1="7.2cm" svg:y1="10.806cm" svg:x2="9cm" svg:y2="10.806cm">
          <text:p/>
        </draw:line>
        <draw:line draw:style-name="gr14" draw:text-style-name="P4" draw:layer="layout" svg:x1="7.2cm" svg:y1="10.806cm" svg:x2="8.2cm" svg:y2="8cm">
          <text:p/>
        </draw:line>
        <draw:line draw:style-name="gr14" draw:text-style-name="P4" draw:layer="layout" svg:x1="18cm" svg:y1="10.8cm" svg:x2="21.2cm" svg:y2="10.6cm">
          <text:p/>
        </draw:line>
        <draw:line draw:style-name="gr14" draw:text-style-name="P4" draw:layer="layout" svg:x1="19.2cm" svg:y1="13.6cm" svg:x2="21.2cm" svg:y2="10.54cm">
          <text:p/>
        </draw:line>
        <draw:line draw:style-name="gr14" draw:text-style-name="P4" draw:layer="layout" svg:x1="17.2cm" svg:y1="8cm" svg:x2="21.2cm" svg:y2="10.541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custom-shape draw:style-name="gr12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13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6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14" draw:text-style-name="P4" draw:layer="layout" svg:x1="7.2cm" svg:y1="10.806cm" svg:x2="10.2cm" svg:y2="13.6cm">
          <text:p/>
        </draw:line>
        <draw:line draw:style-name="gr14" draw:text-style-name="P4" draw:layer="layout" svg:x1="7.2cm" svg:y1="10.806cm" svg:x2="9cm" svg:y2="10.806cm">
          <text:p/>
        </draw:line>
        <draw:line draw:style-name="gr14" draw:text-style-name="P4" draw:layer="layout" svg:x1="7.2cm" svg:y1="10.806cm" svg:x2="8.2cm" svg:y2="8cm">
          <text:p/>
        </draw:line>
        <draw:line draw:style-name="gr14" draw:text-style-name="P4" draw:layer="layout" svg:x1="18cm" svg:y1="10.8cm" svg:x2="21.2cm" svg:y2="10.6cm">
          <text:p/>
        </draw:line>
        <draw:line draw:style-name="gr14" draw:text-style-name="P4" draw:layer="layout" svg:x1="19.2cm" svg:y1="13.6cm" svg:x2="21.2cm" svg:y2="10.54cm">
          <text:p/>
        </draw:line>
        <draw:line draw:style-name="gr14" draw:text-style-name="P4" draw:layer="layout" svg:x1="17.2cm" svg:y1="8cm" svg:x2="21.2cm" svg:y2="10.541cm">
          <text:p/>
        </draw:line>
        <draw:custom-shape draw:style-name="gr4" draw:text-style-name="P8" draw:layer="layout" svg:width="2.2cm" svg:height="1.6cm" draw:transform="rotate (0.817861287484388) translate (5.2cm 12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3.101cm" svg:height="1.916cm" svg:x="3.699cm" svg:y="13.6cm">
          <draw:text-box>
            <text:p text:style-name="P4"><text:span text:style-name="T6">Just give all</text:span></text:p>
            <text:p text:style-name="P4"><text:span text:style-name="T6">the same</text:span></text:p>
            <text:p text:style-name="P4"><text:span text:style-name="T6">in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custom-shape draw:style-name="gr12" draw:text-style-name="P8" draw:layer="layout" svg:width="13.8cm" svg:height="9.6cm" svg:x="7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6cm" presentation:class="title">
          <draw:text-box>
            <text:p>Build the Whole <text:s/></text:p>
          </draw:text-box>
        </draw:frame>
        <draw:frame draw:style-name="gr13" draw:text-style-name="P4" draw:layer="layout" svg:width="9cm" svg:height="2.251cm" svg:x="8.2cm" svg:y="7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9cm" svg:y="9.8cm">
          <draw:image xlink:href="Pictures/200000C8000051420000145374F9D740.svm" xlink:type="simple" xlink:show="embed" xlink:actuate="onLoad">
            <text:p/>
          </draw:image>
        </draw:frame>
        <draw:frame draw:style-name="gr13" draw:text-style-name="P4" draw:layer="layout" svg:width="9cm" svg:height="2.251cm" svg:x="10.2cm" svg:y="12.649cm">
          <draw:image xlink:href="Pictures/200000C8000051420000145374F9D740.svm" xlink:type="simple" xlink:show="embed" xlink:actuate="onLoad">
            <text:p/>
          </draw:image>
        </draw:frame>
        <draw:line draw:style-name="gr5" draw:text-style-name="P4" draw:layer="layout" svg:x1="2.2cm" svg:y1="10.806cm" svg:x2="7.2cm" svg:y2="10.806cm">
          <text:p/>
        </draw:line>
        <draw:line draw:style-name="gr5" draw:text-style-name="P4" draw:layer="layout" svg:x1="21cm" svg:y1="10.6cm" svg:x2="26cm" svg:y2="10.6cm">
          <text:p/>
        </draw:line>
        <draw:frame draw:style-name="gr6" draw:text-style-name="P5" draw:layer="layout" svg:width="1.857cm" svg:height="0.806cm" svg:x="2.343cm" svg:y="10.2cm">
          <draw:text-box>
            <text:p><text:span text:style-name="T6">Inputs</text:span></text:p>
          </draw:text-box>
        </draw:frame>
        <draw:frame draw:style-name="gr7" draw:text-style-name="P5" draw:layer="layout" svg:width="2.242cm" svg:height="0.806cm" svg:x="22.758cm" svg:y="10cm">
          <draw:text-box>
            <text:p><text:span text:style-name="T6">Outputs</text:span></text:p>
          </draw:text-box>
        </draw:frame>
        <draw:line draw:style-name="gr14" draw:text-style-name="P4" draw:layer="layout" svg:x1="7.2cm" svg:y1="10.806cm" svg:x2="10.2cm" svg:y2="13.6cm">
          <text:p/>
        </draw:line>
        <draw:line draw:style-name="gr14" draw:text-style-name="P4" draw:layer="layout" svg:x1="7.2cm" svg:y1="10.806cm" svg:x2="9cm" svg:y2="10.806cm">
          <text:p/>
        </draw:line>
        <draw:line draw:style-name="gr14" draw:text-style-name="P4" draw:layer="layout" svg:x1="7.2cm" svg:y1="10.806cm" svg:x2="8.2cm" svg:y2="8cm">
          <text:p/>
        </draw:line>
        <draw:line draw:style-name="gr14" draw:text-style-name="P4" draw:layer="layout" svg:x1="18cm" svg:y1="10.8cm" svg:x2="21.2cm" svg:y2="10.6cm">
          <text:p/>
        </draw:line>
        <draw:line draw:style-name="gr14" draw:text-style-name="P4" draw:layer="layout" svg:x1="19.2cm" svg:y1="13.6cm" svg:x2="21.2cm" svg:y2="10.54cm">
          <text:p/>
        </draw:line>
        <draw:line draw:style-name="gr14" draw:text-style-name="P4" draw:layer="layout" svg:x1="17.2cm" svg:y1="8cm" svg:x2="21.2cm" svg:y2="10.541cm">
          <text:p/>
        </draw:line>
        <draw:custom-shape draw:style-name="gr4" draw:text-style-name="P8" draw:layer="layout" svg:width="2.2cm" svg:height="1.6cm" draw:transform="rotate (0.817861287484388) translate (5.2cm 12.8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2cm" svg:height="1.6cm" draw:transform="rotate (2.49739162667821) translate (21.839cm 13.6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5" draw:layer="layout" svg:width="3.101cm" svg:height="1.916cm" svg:x="3.699cm" svg:y="13.6cm">
          <draw:text-box>
            <text:p text:style-name="P4"><text:span text:style-name="T6">Just give all</text:span></text:p>
            <text:p text:style-name="P4"><text:span text:style-name="T6">the same</text:span></text:p>
            <text:p text:style-name="P4"><text:span text:style-name="T6">inputs</text:span></text:p>
          </draw:text-box>
        </draw:frame>
        <draw:frame draw:style-name="gr16" draw:text-style-name="P5" draw:layer="layout" svg:width="4.287cm" svg:height="1.916cm" svg:x="21.4cm" svg:y="12.884cm">
          <draw:text-box>
            <text:p text:style-name="P4"><text:span text:style-name="T6">But what</text:span></text:p>
            <text:p text:style-name="P4"><text:span text:style-name="T6">when the outputs</text:span></text:p>
            <text:p text:style-name="P4"><text:span text:style-name="T6">disagre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8" draw:layer="layout" svg:width="25.199cm" svg:height="3.625cm" svg:x="1.4cm" svg:y="0.777cm" presentation:class="title" presentation:user-transformed="true">
          <draw:text-box>
            <text:p>Ensemble Learning Strategies</text:p>
          </draw:text-box>
        </draw:frame>
        <draw:frame presentation:style-name="pr9" draw:layer="layout" svg:width="25.199cm" svg:height="12.179cm" svg:x="1.4cm" svg:y="4.913cm" presentation:class="outline">
          <draw:text-box>
            <text:list text:style-name="L2">
              <text:list-item>
                <text:p>Bagging</text:p>
              </text:list-item>
              <text:list-item>
                <text:p>Boosting</text:p>
              </text:list-item>
              <text:list-item>
                <text:p>Bayes Optimal Classifier</text:p>
              </text:list-item>
              <text:list-item>
                <text:p>Stack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8" draw:layer="layout" svg:width="25.199cm" svg:height="3.625cm" svg:x="1.4cm" svg:y="0.777cm" presentation:class="title" presentation:user-transformed="true">
          <draw:text-box>
            <text:p>Ensemble Learning Strategies</text:p>
          </draw:text-box>
        </draw:frame>
        <draw:frame presentation:style-name="pr9" draw:layer="layout" svg:width="25.199cm" svg:height="12.179cm" svg:x="1.4cm" svg:y="4.913cm" presentation:class="outline">
          <draw:text-box>
            <text:list text:style-name="L2">
              <text:list-item>
                <text:p>Bagging</text:p>
              </text:list-item>
              <text:list-item>
                <text:p>Boosting</text:p>
              </text:list-item>
              <text:list-item>
                <text:p>Bayes Optimal Classifier</text:p>
              </text:list-item>
              <text:list-item>
                <text:p>Stacking</text:p>
              </text:list-item>
              <text:list-item>
                <text:p>...</text:p>
              </text:list-item>
            </text:list>
          </draw:text-box>
        </draw:frame>
        <draw:frame draw:style-name="gr17" draw:text-style-name="P9" draw:layer="layout" svg:width="8.516cm" svg:height="0.962cm" svg:x="13cm" svg:y="16.2cm">
          <draw:text-box>
            <text:p><text:span text:style-name="T5">And then, to random forest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tstrap Aggregating</text:p>
          </draw:text-box>
        </draw:frame>
        <draw:frame draw:style-name="gr18" draw:text-style-name="P10" draw:layer="layout" svg:width="15.124cm" svg:height="1.047cm" svg:x="2.476cm" svg:y="4.8cm">
          <draw:text-box>
            <text:p><text:span text:style-name="T8">“</text:span><text:span text:style-name="T8">Bootstrap” means to sample with replacement</text:span></text:p>
          </draw:text-box>
        </draw:frame>
        <draw:frame draw:style-name="gr13" draw:text-style-name="P4" draw:layer="layout" svg:width="38.176cm" svg:height="15.403cm" svg:x="1.424cm" svg:y="7.197cm">
          <draw:image xlink:href="Pictures/200001F400005CFA000025848B4BB576.svm" xlink:type="simple" xlink:show="embed" xlink:actuate="onLoad">
            <text:p/>
          </draw:image>
        </draw:frame>
        <draw:custom-shape draw:style-name="gr4" draw:text-style-name="P8" draw:layer="layout" svg:width="4.129cm" svg:height="1.902cm" draw:transform="rotate (-0.728674962708682) translate (7.267cm 10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7.047cm" svg:height="1.361cm" svg:x="2cm" svg:y="9.839cm">
          <draw:text-box>
            <text:p text:style-name="P4"><text:span text:style-name="T6">Only sections of the dataset</text:span></text:p>
            <text:p text:style-name="P4"><text:span text:style-name="T6">are sent to each weak lear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tstrap Aggregating</text:p>
          </draw:text-box>
        </draw:frame>
        <draw:frame draw:style-name="gr20" draw:text-style-name="P10" draw:layer="layout" svg:width="10.768cm" svg:height="1.047cm" svg:x="12.6cm" svg:y="4.8cm">
          <draw:text-box>
            <text:p><text:span text:style-name="T8">Usually abbreviated to “Bagging”</text:span></text:p>
          </draw:text-box>
        </draw:frame>
        <draw:frame draw:style-name="gr13" draw:text-style-name="P4" draw:layer="layout" svg:width="38.176cm" svg:height="15.403cm" svg:x="-15.976cm" svg:y="7.397cm">
          <draw:image xlink:href="Pictures/200001F400005CFA000025848B4BB576.svm" xlink:type="simple" xlink:show="embed" xlink:actuate="onLoad">
            <text:p/>
          </draw:image>
        </draw:frame>
        <draw:custom-shape draw:style-name="gr4" draw:text-style-name="P8" draw:layer="layout" svg:width="4.129cm" svg:height="1.902cm" draw:transform="rotate (-2.53788326532566) translate (15.4cm 10.6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5.201cm" svg:height="0.806cm" svg:x="14.799cm" svg:y="9.194cm">
          <draw:text-box>
            <text:p text:style-name="P4"><text:span text:style-name="T6">Each learner votes ...</text:span></text:p>
          </draw:text-box>
        </draw:frame>
        <draw:custom-shape draw:style-name="gr22" draw:text-style-name="P8" draw:layer="layout" svg:width="4.6cm" svg:height="1.8cm" svg:x="11.8cm" svg:y="13.6cm">
          <text:p text:style-name="P4"><text:span text:style-name="T6">... and the votes </text:span></text:p>
          <text:p text:style-name="P4"><text:span text:style-name="T6">are tallied</text:span>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7.525cm" svg:height="1.361cm" svg:x="17.4cm" svg:y="16cm">
          <draw:text-box>
            <text:p><text:span text:style-name="T6">Classification: highest vote wins</text:span></text:p>
            <text:p><text:span text:style-name="T6">Regression: average of vo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sting</text:p>
          </draw:text-box>
        </draw:frame>
        <draw:frame draw:style-name="gr24" draw:text-style-name="P10" draw:layer="layout" svg:width="12.931cm" svg:height="1.047cm" svg:x="13.4cm" svg:y="4.753cm">
          <draw:text-box>
            <text:p><text:span text:style-name="T8">Current performance not good enough?</text:span></text:p>
          </draw:text-box>
        </draw:frame>
        <draw:path draw:style-name="gr25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5" draw:text-style-name="P4" draw:layer="layout" svg:width="0cm" svg:height="0cm" svg:x="-7.955cm" svg:y="7.399cm" svg:viewBox="0 0 0 0" draw:points="0,0">
          <text:p/>
        </draw:polygon>
        <draw:path draw:style-name="gr26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6" draw:text-style-name="P4" draw:layer="layout" svg:width="0cm" svg:height="0cm" svg:x="-7.955cm" svg:y="7.399cm" svg:viewBox="0 0 0 0" draw:points="0,0">
          <text:p/>
        </draw:polygon>
        <draw:polygon draw:style-name="gr27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28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29" draw:text-style-name="P4" draw:layer="layout" svg:x1="-6.351cm" svg:y1="10.529cm" svg:x2="-3.178cm" svg:y2="10.529cm">
          <text:p/>
        </draw:line>
        <draw:polygon draw:style-name="gr30" draw:text-style-name="P4" draw:layer="layout" svg:width="0.312cm" svg:height="0.206cm" svg:x="-3.193cm" svg:y="10.427cm" svg:viewBox="0 0 313 207" draw:points="313,102 0,0 0,207">
          <text:p/>
        </draw:polygon>
        <draw:line draw:style-name="gr29" draw:text-style-name="P4" draw:layer="layout" svg:x1="4.614cm" svg:y1="10.529cm" svg:x2="7.785cm" svg:y2="10.529cm">
          <text:p/>
        </draw:line>
        <draw:polygon draw:style-name="gr30" draw:text-style-name="P4" draw:layer="layout" svg:width="0.312cm" svg:height="0.206cm" svg:x="7.771cm" svg:y="10.427cm" svg:viewBox="0 0 313 207" draw:points="313,102 0,0 0,207">
          <text:p/>
        </draw:polygon>
        <draw:path draw:style-name="gr31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28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28" draw:text-style-name="P4" draw:layer="layout" svg:width="0cm" svg:height="0cm" svg:x="0.312cm" svg:y="9.282cm" svg:viewBox="0 0 0 0" draw:points="0,0">
          <text:p/>
        </draw:polygon>
        <draw:polygon draw:style-name="gr28" draw:text-style-name="P4" draw:layer="layout" svg:width="0cm" svg:height="0cm" svg:x="1.979cm" svg:y="9.976cm" svg:viewBox="0 0 0 0" draw:points="0,0">
          <text:p/>
        </draw:polygon>
        <draw:path draw:style-name="gr27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-1.215cm" svg:y="10.252cm" svg:viewBox="0 0 0 0" draw:points="0,0">
          <text:p/>
        </draw:polygon>
        <draw:polygon draw:style-name="gr28" draw:text-style-name="P4" draw:layer="layout" svg:width="0cm" svg:height="0cm" svg:x="0.452cm" svg:y="10.946cm" svg:viewBox="0 0 0 0" draw:points="0,0">
          <text:p/>
        </draw:polygon>
        <draw:path draw:style-name="gr27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2.187cm" svg:y="11.363cm" svg:viewBox="0 0 0 0" draw:points="0,0">
          <text:p/>
        </draw:polygon>
        <draw:polygon draw:style-name="gr28" draw:text-style-name="P4" draw:layer="layout" svg:width="0cm" svg:height="0cm" svg:x="-0.52cm" svg:y="12.058cm" svg:viewBox="0 0 0 0" draw:points="0,0">
          <text:p/>
        </draw:polygon>
        <draw:path draw:style-name="gr27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28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28" draw:text-style-name="P4" draw:layer="layout" svg:width="0cm" svg:height="0cm" svg:x="-0.105cm" svg:y="11.363cm" svg:viewBox="0 0 0 0" draw:points="0,0">
          <text:p/>
        </draw:polygon>
        <draw:polygon draw:style-name="gr28" draw:text-style-name="P4" draw:layer="layout" svg:width="0cm" svg:height="0cm" svg:x="1.561cm" svg:y="12.058cm" svg:viewBox="0 0 0 0" draw:points="0,0">
          <text:p/>
        </draw:polygon>
        <draw:path draw:style-name="gr27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28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28" draw:text-style-name="P4" draw:layer="layout" svg:width="0cm" svg:height="0cm" svg:x="1.839cm" svg:y="10.252cm" svg:viewBox="0 0 0 0" draw:points="0,0">
          <text:p/>
        </draw:polygon>
        <draw:polygon draw:style-name="gr28" draw:text-style-name="P4" draw:layer="layout" svg:width="0cm" svg:height="0cm" svg:x="3.504cm" svg:y="10.946cm" svg:viewBox="0 0 0 0" draw:points="0,0">
          <text:p/>
        </draw:polygon>
        <draw:line draw:style-name="gr32" draw:text-style-name="P4" draw:layer="layout" svg:x1="0.452cm" svg:y1="9.837cm" svg:x2="0.134cm" svg:y2="10.074cm">
          <text:p/>
        </draw:line>
        <draw:polygon draw:style-name="gr33" draw:text-style-name="P4" draw:layer="layout" svg:width="0.312cm" svg:height="0.268cm" svg:x="-0.105cm" svg:y="9.983cm" svg:viewBox="0 0 313 269" draw:points="0,269 313,165 188,0">
          <text:p/>
        </draw:polygon>
        <draw:line draw:style-name="gr32" draw:text-style-name="P4" draw:layer="layout" svg:x1="-0.798cm" svg:y1="10.946cm" svg:x2="-0.91cm" svg:y2="11.115cm">
          <text:p/>
        </draw:line>
        <draw:polygon draw:style-name="gr33" draw:text-style-name="P4" draw:layer="layout" svg:width="0.258cm" svg:height="0.318cm" svg:x="-1.075cm" svg:y="11.044cm" svg:viewBox="0 0 259 319" draw:points="0,319 259,117 86,0">
          <text:p/>
        </draw:polygon>
        <draw:line draw:style-name="gr32" draw:text-style-name="P4" draw:layer="layout" svg:x1="0.174cm" svg:y1="10.946cm" svg:x2="0.285cm" svg:y2="11.115cm">
          <text:p/>
        </draw:line>
        <draw:polygon draw:style-name="gr33" draw:text-style-name="P4" draw:layer="layout" svg:width="0.259cm" svg:height="0.318cm" svg:x="0.192cm" svg:y="11.044cm" svg:viewBox="0 0 260 319" draw:points="260,319 173,0 0,117">
          <text:p/>
        </draw:polygon>
        <draw:line draw:style-name="gr32" draw:text-style-name="P4" draw:layer="layout" svg:x1="1.699cm" svg:y1="9.837cm" svg:x2="2.017cm" svg:y2="10.074cm">
          <text:p/>
        </draw:line>
        <draw:polygon draw:style-name="gr33" draw:text-style-name="P4" draw:layer="layout" svg:width="0.312cm" svg:height="0.268cm" svg:x="1.943cm" svg:y="9.983cm" svg:viewBox="0 0 313 269" draw:points="313,269 125,0 0,165">
          <text:p/>
        </draw:polygon>
        <draw:frame draw:style-name="gr34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28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29" draw:text-style-name="P4" draw:layer="layout" svg:x1="-15.974cm" svg:y1="15.106cm" svg:x2="-8.644cm" svg:y2="15.106cm">
          <text:p/>
        </draw:line>
        <draw:polygon draw:style-name="gr30" draw:text-style-name="P4" draw:layer="layout" svg:width="0.72cm" svg:height="0.481cm" svg:x="-8.676cm" svg:y="14.866cm" svg:viewBox="0 0 721 482" draw:points="721,241 0,0 0,482">
          <text:p/>
        </draw:polygon>
        <draw:line draw:style-name="gr29" draw:text-style-name="P4" draw:layer="layout" svg:x1="14.179cm" svg:y1="14.777cm" svg:x2="21.509cm" svg:y2="14.777cm">
          <text:p/>
        </draw:line>
        <draw:polygon draw:style-name="gr30" draw:text-style-name="P4" draw:layer="layout" svg:width="0.72cm" svg:height="0.48cm" svg:x="21.477cm" svg:y="14.536cm" svg:viewBox="0 0 721 481" draw:points="721,241 0,0 0,481">
          <text:p/>
        </draw:polygon>
        <draw:frame draw:style-name="gr36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37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29" draw:text-style-name="P4" draw:layer="layout" svg:x1="-7.955cm" svg:y1="15.107cm" svg:x2="-6.582cm" svg:y2="11.256cm">
          <text:p/>
        </draw:line>
        <draw:polygon draw:style-name="gr30" draw:text-style-name="P4" draw:layer="layout" svg:width="0.467cm" svg:height="0.76cm" svg:x="-6.819cm" svg:y="10.606cm" svg:viewBox="0 0 468 761" draw:points="468,0 0,600 452,761">
          <text:p/>
        </draw:polygon>
        <draw:line draw:style-name="gr29" draw:text-style-name="P4" draw:layer="layout" svg:x1="8.084cm" svg:y1="10.606cm" svg:x2="13.917cm" svg:y2="14.311cm">
          <text:p/>
        </draw:line>
        <draw:frame draw:style-name="gr38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custom-shape draw:style-name="gr22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sting</text:p>
          </draw:text-box>
        </draw:frame>
        <draw:frame draw:style-name="gr39" draw:text-style-name="P10" draw:layer="layout" svg:width="12.931cm" svg:height="2.398cm" svg:x="13.4cm" svg:y="4.753cm">
          <draw:text-box>
            <text:p><text:span text:style-name="T8">Current performance not good enough?</text:span></text:p>
            <text:p><text:span text:style-name="T8">Add another weak learner!</text:span></text:p>
            <text:p><text:span text:style-name="T6">(and only train it on the hard samples)</text:span></text:p>
          </draw:text-box>
        </draw:frame>
        <draw:path draw:style-name="gr25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5" draw:text-style-name="P4" draw:layer="layout" svg:width="0cm" svg:height="0cm" svg:x="-7.955cm" svg:y="7.399cm" svg:viewBox="0 0 0 0" draw:points="0,0">
          <text:p/>
        </draw:polygon>
        <draw:path draw:style-name="gr26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6" draw:text-style-name="P4" draw:layer="layout" svg:width="0cm" svg:height="0cm" svg:x="-7.955cm" svg:y="7.399cm" svg:viewBox="0 0 0 0" draw:points="0,0">
          <text:p/>
        </draw:polygon>
        <draw:polygon draw:style-name="gr27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28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29" draw:text-style-name="P4" draw:layer="layout" svg:x1="-6.351cm" svg:y1="10.529cm" svg:x2="-3.178cm" svg:y2="10.529cm">
          <text:p/>
        </draw:line>
        <draw:polygon draw:style-name="gr30" draw:text-style-name="P4" draw:layer="layout" svg:width="0.312cm" svg:height="0.206cm" svg:x="-3.193cm" svg:y="10.427cm" svg:viewBox="0 0 313 207" draw:points="313,102 0,0 0,207">
          <text:p/>
        </draw:polygon>
        <draw:line draw:style-name="gr29" draw:text-style-name="P4" draw:layer="layout" svg:x1="4.614cm" svg:y1="10.529cm" svg:x2="7.785cm" svg:y2="10.529cm">
          <text:p/>
        </draw:line>
        <draw:polygon draw:style-name="gr30" draw:text-style-name="P4" draw:layer="layout" svg:width="0.312cm" svg:height="0.206cm" svg:x="7.771cm" svg:y="10.427cm" svg:viewBox="0 0 313 207" draw:points="313,102 0,0 0,207">
          <text:p/>
        </draw:polygon>
        <draw:path draw:style-name="gr31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28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28" draw:text-style-name="P4" draw:layer="layout" svg:width="0cm" svg:height="0cm" svg:x="0.312cm" svg:y="9.282cm" svg:viewBox="0 0 0 0" draw:points="0,0">
          <text:p/>
        </draw:polygon>
        <draw:polygon draw:style-name="gr28" draw:text-style-name="P4" draw:layer="layout" svg:width="0cm" svg:height="0cm" svg:x="1.979cm" svg:y="9.976cm" svg:viewBox="0 0 0 0" draw:points="0,0">
          <text:p/>
        </draw:polygon>
        <draw:path draw:style-name="gr27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-1.215cm" svg:y="10.252cm" svg:viewBox="0 0 0 0" draw:points="0,0">
          <text:p/>
        </draw:polygon>
        <draw:polygon draw:style-name="gr28" draw:text-style-name="P4" draw:layer="layout" svg:width="0cm" svg:height="0cm" svg:x="0.452cm" svg:y="10.946cm" svg:viewBox="0 0 0 0" draw:points="0,0">
          <text:p/>
        </draw:polygon>
        <draw:path draw:style-name="gr27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2.187cm" svg:y="11.363cm" svg:viewBox="0 0 0 0" draw:points="0,0">
          <text:p/>
        </draw:polygon>
        <draw:polygon draw:style-name="gr28" draw:text-style-name="P4" draw:layer="layout" svg:width="0cm" svg:height="0cm" svg:x="-0.52cm" svg:y="12.058cm" svg:viewBox="0 0 0 0" draw:points="0,0">
          <text:p/>
        </draw:polygon>
        <draw:path draw:style-name="gr27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28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28" draw:text-style-name="P4" draw:layer="layout" svg:width="0cm" svg:height="0cm" svg:x="-0.105cm" svg:y="11.363cm" svg:viewBox="0 0 0 0" draw:points="0,0">
          <text:p/>
        </draw:polygon>
        <draw:polygon draw:style-name="gr28" draw:text-style-name="P4" draw:layer="layout" svg:width="0cm" svg:height="0cm" svg:x="1.561cm" svg:y="12.058cm" svg:viewBox="0 0 0 0" draw:points="0,0">
          <text:p/>
        </draw:polygon>
        <draw:path draw:style-name="gr27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28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28" draw:text-style-name="P4" draw:layer="layout" svg:width="0cm" svg:height="0cm" svg:x="1.839cm" svg:y="10.252cm" svg:viewBox="0 0 0 0" draw:points="0,0">
          <text:p/>
        </draw:polygon>
        <draw:polygon draw:style-name="gr28" draw:text-style-name="P4" draw:layer="layout" svg:width="0cm" svg:height="0cm" svg:x="3.504cm" svg:y="10.946cm" svg:viewBox="0 0 0 0" draw:points="0,0">
          <text:p/>
        </draw:polygon>
        <draw:line draw:style-name="gr32" draw:text-style-name="P4" draw:layer="layout" svg:x1="0.452cm" svg:y1="9.837cm" svg:x2="0.134cm" svg:y2="10.074cm">
          <text:p/>
        </draw:line>
        <draw:polygon draw:style-name="gr33" draw:text-style-name="P4" draw:layer="layout" svg:width="0.312cm" svg:height="0.268cm" svg:x="-0.105cm" svg:y="9.983cm" svg:viewBox="0 0 313 269" draw:points="0,269 313,165 188,0">
          <text:p/>
        </draw:polygon>
        <draw:line draw:style-name="gr32" draw:text-style-name="P4" draw:layer="layout" svg:x1="-0.798cm" svg:y1="10.946cm" svg:x2="-0.91cm" svg:y2="11.115cm">
          <text:p/>
        </draw:line>
        <draw:polygon draw:style-name="gr33" draw:text-style-name="P4" draw:layer="layout" svg:width="0.258cm" svg:height="0.318cm" svg:x="-1.075cm" svg:y="11.044cm" svg:viewBox="0 0 259 319" draw:points="0,319 259,117 86,0">
          <text:p/>
        </draw:polygon>
        <draw:line draw:style-name="gr32" draw:text-style-name="P4" draw:layer="layout" svg:x1="0.174cm" svg:y1="10.946cm" svg:x2="0.285cm" svg:y2="11.115cm">
          <text:p/>
        </draw:line>
        <draw:polygon draw:style-name="gr33" draw:text-style-name="P4" draw:layer="layout" svg:width="0.259cm" svg:height="0.318cm" svg:x="0.192cm" svg:y="11.044cm" svg:viewBox="0 0 260 319" draw:points="260,319 173,0 0,117">
          <text:p/>
        </draw:polygon>
        <draw:line draw:style-name="gr32" draw:text-style-name="P4" draw:layer="layout" svg:x1="1.699cm" svg:y1="9.837cm" svg:x2="2.017cm" svg:y2="10.074cm">
          <text:p/>
        </draw:line>
        <draw:polygon draw:style-name="gr33" draw:text-style-name="P4" draw:layer="layout" svg:width="0.312cm" svg:height="0.268cm" svg:x="1.943cm" svg:y="9.983cm" svg:viewBox="0 0 313 269" draw:points="313,269 125,0 0,165">
          <text:p/>
        </draw:polygon>
        <draw:frame draw:style-name="gr34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40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28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29" draw:text-style-name="P4" draw:layer="layout" svg:x1="-5.068cm" svg:y1="15.02cm" svg:x2="-1.895cm" svg:y2="15.02cm">
          <text:p/>
        </draw:line>
        <draw:polygon draw:style-name="gr30" draw:text-style-name="P4" draw:layer="layout" svg:width="0.311cm" svg:height="0.206cm" svg:x="-1.909cm" svg:y="14.918cm" svg:viewBox="0 0 312 207" draw:points="312,102 0,0 0,207">
          <text:p/>
        </draw:polygon>
        <draw:line draw:style-name="gr29" draw:text-style-name="P4" draw:layer="layout" svg:x1="5.898cm" svg:y1="15.02cm" svg:x2="9.069cm" svg:y2="15.02cm">
          <text:p/>
        </draw:line>
        <draw:polygon draw:style-name="gr30" draw:text-style-name="P4" draw:layer="layout" svg:width="0.312cm" svg:height="0.206cm" svg:x="9.054cm" svg:y="14.918cm" svg:viewBox="0 0 313 207" draw:points="313,102 0,0 0,207">
          <text:p/>
        </draw:polygon>
        <draw:path draw:style-name="gr31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28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28" draw:text-style-name="P4" draw:layer="layout" svg:width="0cm" svg:height="0cm" svg:x="1.595cm" svg:y="13.773cm" svg:viewBox="0 0 0 0" draw:points="0,0">
          <text:p/>
        </draw:polygon>
        <draw:polygon draw:style-name="gr28" draw:text-style-name="P4" draw:layer="layout" svg:width="0cm" svg:height="0cm" svg:x="3.261cm" svg:y="14.467cm" svg:viewBox="0 0 0 0" draw:points="0,0">
          <text:p/>
        </draw:polygon>
        <draw:path draw:style-name="gr27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0.068cm" svg:y="14.743cm" svg:viewBox="0 0 0 0" draw:points="0,0">
          <text:p/>
        </draw:polygon>
        <draw:polygon draw:style-name="gr28" draw:text-style-name="P4" draw:layer="layout" svg:width="0cm" svg:height="0cm" svg:x="1.735cm" svg:y="15.436cm" svg:viewBox="0 0 0 0" draw:points="0,0">
          <text:p/>
        </draw:polygon>
        <draw:path draw:style-name="gr27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0.904cm" svg:y="15.853cm" svg:viewBox="0 0 0 0" draw:points="0,0">
          <text:p/>
        </draw:polygon>
        <draw:polygon draw:style-name="gr28" draw:text-style-name="P4" draw:layer="layout" svg:width="0cm" svg:height="0cm" svg:x="0.763cm" svg:y="16.548cm" svg:viewBox="0 0 0 0" draw:points="0,0">
          <text:p/>
        </draw:polygon>
        <draw:path draw:style-name="gr27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1.178cm" svg:y="15.853cm" svg:viewBox="0 0 0 0" draw:points="0,0">
          <text:p/>
        </draw:polygon>
        <draw:polygon draw:style-name="gr28" draw:text-style-name="P4" draw:layer="layout" svg:width="0cm" svg:height="0cm" svg:x="2.845cm" svg:y="16.548cm" svg:viewBox="0 0 0 0" draw:points="0,0">
          <text:p/>
        </draw:polygon>
        <draw:path draw:style-name="gr27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28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28" draw:text-style-name="P4" draw:layer="layout" svg:width="0cm" svg:height="0cm" svg:x="3.121cm" svg:y="14.743cm" svg:viewBox="0 0 0 0" draw:points="0,0">
          <text:p/>
        </draw:polygon>
        <draw:polygon draw:style-name="gr28" draw:text-style-name="P4" draw:layer="layout" svg:width="0cm" svg:height="0cm" svg:x="4.788cm" svg:y="15.436cm" svg:viewBox="0 0 0 0" draw:points="0,0">
          <text:p/>
        </draw:polygon>
        <draw:line draw:style-name="gr32" draw:text-style-name="P4" draw:layer="layout" svg:x1="1.735cm" svg:y1="14.328cm" svg:x2="1.417cm" svg:y2="14.565cm">
          <text:p/>
        </draw:line>
        <draw:polygon draw:style-name="gr33" draw:text-style-name="P4" draw:layer="layout" svg:width="0.312cm" svg:height="0.269cm" svg:x="1.178cm" svg:y="14.473cm" svg:viewBox="0 0 313 270" draw:points="0,270 313,166 188,0">
          <text:p/>
        </draw:polygon>
        <draw:line draw:style-name="gr32" draw:text-style-name="P4" draw:layer="layout" svg:x1="0.485cm" svg:y1="15.436cm" svg:x2="0.373cm" svg:y2="15.605cm">
          <text:p/>
        </draw:line>
        <draw:polygon draw:style-name="gr33" draw:text-style-name="P4" draw:layer="layout" svg:width="0.259cm" svg:height="0.318cm" svg:x="0.208cm" svg:y="15.534cm" svg:viewBox="0 0 260 319" draw:points="0,319 260,117 86,0">
          <text:p/>
        </draw:polygon>
        <draw:line draw:style-name="gr32" draw:text-style-name="P4" draw:layer="layout" svg:x1="1.457cm" svg:y1="15.436cm" svg:x2="1.568cm" svg:y2="15.605cm">
          <text:p/>
        </draw:line>
        <draw:polygon draw:style-name="gr33" draw:text-style-name="P4" draw:layer="layout" svg:width="0.259cm" svg:height="0.318cm" svg:x="1.475cm" svg:y="15.534cm" svg:viewBox="0 0 260 319" draw:points="260,319 173,0 0,117">
          <text:p/>
        </draw:polygon>
        <draw:line draw:style-name="gr32" draw:text-style-name="P4" draw:layer="layout" svg:x1="2.983cm" svg:y1="14.328cm" svg:x2="3.3cm" svg:y2="14.565cm">
          <text:p/>
        </draw:line>
        <draw:polygon draw:style-name="gr33" draw:text-style-name="P4" draw:layer="layout" svg:width="0.312cm" svg:height="0.269cm" svg:x="3.225cm" svg:y="14.473cm" svg:viewBox="0 0 313 270" draw:points="313,270 125,0 0,166">
          <text:p/>
        </draw:polygon>
        <draw:frame draw:style-name="gr34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line draw:style-name="gr29" draw:text-style-name="P4" draw:layer="layout" svg:x1="-15.974cm" svg:y1="15.106cm" svg:x2="-8.644cm" svg:y2="15.106cm">
          <text:p/>
        </draw:line>
        <draw:polygon draw:style-name="gr30" draw:text-style-name="P4" draw:layer="layout" svg:width="0.72cm" svg:height="0.481cm" svg:x="-8.676cm" svg:y="14.866cm" svg:viewBox="0 0 721 482" draw:points="721,241 0,0 0,482">
          <text:p/>
        </draw:polygon>
        <draw:line draw:style-name="gr29" draw:text-style-name="P4" draw:layer="layout" svg:x1="14.179cm" svg:y1="14.777cm" svg:x2="21.509cm" svg:y2="14.777cm">
          <text:p/>
        </draw:line>
        <draw:polygon draw:style-name="gr30" draw:text-style-name="P4" draw:layer="layout" svg:width="0.72cm" svg:height="0.48cm" svg:x="21.477cm" svg:y="14.536cm" svg:viewBox="0 0 721 481" draw:points="721,241 0,0 0,481">
          <text:p/>
        </draw:polygon>
        <draw:frame draw:style-name="gr36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37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29" draw:text-style-name="P4" draw:layer="layout" svg:x1="-7.955cm" svg:y1="15.106cm" svg:x2="-5.757cm" svg:y2="15.106cm">
          <text:p/>
        </draw:line>
        <draw:polygon draw:style-name="gr30" draw:text-style-name="P4" draw:layer="layout" svg:width="0.72cm" svg:height="0.481cm" svg:x="-5.789cm" svg:y="14.866cm" svg:viewBox="0 0 721 482" draw:points="721,241 0,0 0,482">
          <text:p/>
        </draw:polygon>
        <draw:line draw:style-name="gr29" draw:text-style-name="P4" draw:layer="layout" svg:x1="-7.955cm" svg:y1="15.107cm" svg:x2="-6.582cm" svg:y2="11.256cm">
          <text:p/>
        </draw:line>
        <draw:polygon draw:style-name="gr30" draw:text-style-name="P4" draw:layer="layout" svg:width="0.467cm" svg:height="0.76cm" svg:x="-6.819cm" svg:y="10.606cm" svg:viewBox="0 0 468 761" draw:points="468,0 0,600 452,761">
          <text:p/>
        </draw:polygon>
        <draw:line draw:style-name="gr29" draw:text-style-name="P4" draw:layer="layout" svg:x1="9.367cm" svg:y1="15.097cm" svg:x2="13.811cm" svg:y2="14.82cm">
          <text:p/>
        </draw:line>
        <draw:line draw:style-name="gr29" draw:text-style-name="P4" draw:layer="layout" svg:x1="8.084cm" svg:y1="10.606cm" svg:x2="13.917cm" svg:y2="14.311cm">
          <text:p/>
        </draw:line>
        <draw:frame draw:style-name="gr38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frame draw:style-name="gr41" draw:text-style-name="P5" draw:layer="layout" svg:width="10.031cm" svg:height="1.361cm" svg:x="17.364cm" svg:y="9.6cm">
          <draw:text-box>
            <text:p><text:span text:style-name="T6">Now use the 200 samples that were wrong.</text:span></text:p>
            <text:p><text:span text:style-name="T6">And now you're still mis-classifying 150.</text:span></text:p>
          </draw:text-box>
        </draw:frame>
        <draw:custom-shape draw:style-name="gr22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Boosting</text:p>
          </draw:text-box>
        </draw:frame>
        <draw:frame draw:style-name="gr39" draw:text-style-name="P10" draw:layer="layout" svg:width="12.931cm" svg:height="2.398cm" svg:x="13.4cm" svg:y="4.753cm">
          <draw:text-box>
            <text:p><text:span text:style-name="T8">Current performance not good enough?</text:span></text:p>
            <text:p><text:span text:style-name="T8">Add another weak learner!</text:span></text:p>
            <text:p><text:span text:style-name="T6">(and only train it on the hard samples)</text:span></text:p>
          </draw:text-box>
        </draw:frame>
        <draw:path draw:style-name="gr25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5" draw:text-style-name="P4" draw:layer="layout" svg:width="0cm" svg:height="0cm" svg:x="-7.955cm" svg:y="7.399cm" svg:viewBox="0 0 0 0" draw:points="0,0">
          <text:p/>
        </draw:polygon>
        <draw:polygon draw:style-name="gr25" draw:text-style-name="P4" draw:layer="layout" svg:width="0cm" svg:height="0cm" svg:x="14.18cm" svg:y="22.797cm" svg:viewBox="0 0 0 0" draw:points="0,0">
          <text:p/>
        </draw:polygon>
        <draw:path draw:style-name="gr26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6" draw:text-style-name="P4" draw:layer="layout" svg:width="0cm" svg:height="0cm" svg:x="-7.955cm" svg:y="7.399cm" svg:viewBox="0 0 0 0" draw:points="0,0">
          <text:p/>
        </draw:polygon>
        <draw:polygon draw:style-name="gr26" draw:text-style-name="P4" draw:layer="layout" svg:width="0cm" svg:height="0cm" svg:x="14.18cm" svg:y="22.797cm" svg:viewBox="0 0 0 0" draw:points="0,0">
          <text:p/>
        </draw:polygon>
        <draw:polygon draw:style-name="gr27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28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29" draw:text-style-name="P4" draw:layer="layout" svg:x1="-6.351cm" svg:y1="10.529cm" svg:x2="-3.178cm" svg:y2="10.529cm">
          <text:p/>
        </draw:line>
        <draw:polygon draw:style-name="gr30" draw:text-style-name="P4" draw:layer="layout" svg:width="0.312cm" svg:height="0.206cm" svg:x="-3.193cm" svg:y="10.427cm" svg:viewBox="0 0 313 207" draw:points="313,102 0,0 0,207">
          <text:p/>
        </draw:polygon>
        <draw:line draw:style-name="gr29" draw:text-style-name="P4" draw:layer="layout" svg:x1="4.614cm" svg:y1="10.529cm" svg:x2="7.785cm" svg:y2="10.529cm">
          <text:p/>
        </draw:line>
        <draw:polygon draw:style-name="gr30" draw:text-style-name="P4" draw:layer="layout" svg:width="0.312cm" svg:height="0.206cm" svg:x="7.771cm" svg:y="10.427cm" svg:viewBox="0 0 313 207" draw:points="313,102 0,0 0,207">
          <text:p/>
        </draw:polygon>
        <draw:path draw:style-name="gr31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28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28" draw:text-style-name="P4" draw:layer="layout" svg:width="0cm" svg:height="0cm" svg:x="0.312cm" svg:y="9.282cm" svg:viewBox="0 0 0 0" draw:points="0,0">
          <text:p/>
        </draw:polygon>
        <draw:polygon draw:style-name="gr28" draw:text-style-name="P4" draw:layer="layout" svg:width="0cm" svg:height="0cm" svg:x="1.979cm" svg:y="9.976cm" svg:viewBox="0 0 0 0" draw:points="0,0">
          <text:p/>
        </draw:polygon>
        <draw:path draw:style-name="gr27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-1.215cm" svg:y="10.252cm" svg:viewBox="0 0 0 0" draw:points="0,0">
          <text:p/>
        </draw:polygon>
        <draw:polygon draw:style-name="gr28" draw:text-style-name="P4" draw:layer="layout" svg:width="0cm" svg:height="0cm" svg:x="0.452cm" svg:y="10.946cm" svg:viewBox="0 0 0 0" draw:points="0,0">
          <text:p/>
        </draw:polygon>
        <draw:path draw:style-name="gr27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2.187cm" svg:y="11.363cm" svg:viewBox="0 0 0 0" draw:points="0,0">
          <text:p/>
        </draw:polygon>
        <draw:polygon draw:style-name="gr28" draw:text-style-name="P4" draw:layer="layout" svg:width="0cm" svg:height="0cm" svg:x="-0.52cm" svg:y="12.058cm" svg:viewBox="0 0 0 0" draw:points="0,0">
          <text:p/>
        </draw:polygon>
        <draw:path draw:style-name="gr27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28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28" draw:text-style-name="P4" draw:layer="layout" svg:width="0cm" svg:height="0cm" svg:x="-0.105cm" svg:y="11.363cm" svg:viewBox="0 0 0 0" draw:points="0,0">
          <text:p/>
        </draw:polygon>
        <draw:polygon draw:style-name="gr28" draw:text-style-name="P4" draw:layer="layout" svg:width="0cm" svg:height="0cm" svg:x="1.561cm" svg:y="12.058cm" svg:viewBox="0 0 0 0" draw:points="0,0">
          <text:p/>
        </draw:polygon>
        <draw:path draw:style-name="gr27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28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28" draw:text-style-name="P4" draw:layer="layout" svg:width="0cm" svg:height="0cm" svg:x="1.839cm" svg:y="10.252cm" svg:viewBox="0 0 0 0" draw:points="0,0">
          <text:p/>
        </draw:polygon>
        <draw:polygon draw:style-name="gr28" draw:text-style-name="P4" draw:layer="layout" svg:width="0cm" svg:height="0cm" svg:x="3.504cm" svg:y="10.946cm" svg:viewBox="0 0 0 0" draw:points="0,0">
          <text:p/>
        </draw:polygon>
        <draw:line draw:style-name="gr32" draw:text-style-name="P4" draw:layer="layout" svg:x1="0.452cm" svg:y1="9.837cm" svg:x2="0.134cm" svg:y2="10.074cm">
          <text:p/>
        </draw:line>
        <draw:polygon draw:style-name="gr33" draw:text-style-name="P4" draw:layer="layout" svg:width="0.312cm" svg:height="0.268cm" svg:x="-0.105cm" svg:y="9.983cm" svg:viewBox="0 0 313 269" draw:points="0,269 313,165 188,0">
          <text:p/>
        </draw:polygon>
        <draw:line draw:style-name="gr32" draw:text-style-name="P4" draw:layer="layout" svg:x1="-0.798cm" svg:y1="10.946cm" svg:x2="-0.91cm" svg:y2="11.115cm">
          <text:p/>
        </draw:line>
        <draw:polygon draw:style-name="gr33" draw:text-style-name="P4" draw:layer="layout" svg:width="0.258cm" svg:height="0.318cm" svg:x="-1.075cm" svg:y="11.044cm" svg:viewBox="0 0 259 319" draw:points="0,319 259,117 86,0">
          <text:p/>
        </draw:polygon>
        <draw:line draw:style-name="gr32" draw:text-style-name="P4" draw:layer="layout" svg:x1="0.174cm" svg:y1="10.946cm" svg:x2="0.285cm" svg:y2="11.115cm">
          <text:p/>
        </draw:line>
        <draw:polygon draw:style-name="gr33" draw:text-style-name="P4" draw:layer="layout" svg:width="0.259cm" svg:height="0.318cm" svg:x="0.192cm" svg:y="11.044cm" svg:viewBox="0 0 260 319" draw:points="260,319 173,0 0,117">
          <text:p/>
        </draw:polygon>
        <draw:line draw:style-name="gr32" draw:text-style-name="P4" draw:layer="layout" svg:x1="1.699cm" svg:y1="9.837cm" svg:x2="2.017cm" svg:y2="10.074cm">
          <text:p/>
        </draw:line>
        <draw:polygon draw:style-name="gr33" draw:text-style-name="P4" draw:layer="layout" svg:width="0.312cm" svg:height="0.268cm" svg:x="1.943cm" svg:y="9.983cm" svg:viewBox="0 0 313 269" draw:points="313,269 125,0 0,165">
          <text:p/>
        </draw:polygon>
        <draw:frame draw:style-name="gr34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40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28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29" draw:text-style-name="P4" draw:layer="layout" svg:x1="-5.068cm" svg:y1="15.02cm" svg:x2="-1.895cm" svg:y2="15.02cm">
          <text:p/>
        </draw:line>
        <draw:polygon draw:style-name="gr30" draw:text-style-name="P4" draw:layer="layout" svg:width="0.311cm" svg:height="0.206cm" svg:x="-1.909cm" svg:y="14.918cm" svg:viewBox="0 0 312 207" draw:points="312,102 0,0 0,207">
          <text:p/>
        </draw:polygon>
        <draw:line draw:style-name="gr29" draw:text-style-name="P4" draw:layer="layout" svg:x1="5.898cm" svg:y1="15.02cm" svg:x2="9.069cm" svg:y2="15.02cm">
          <text:p/>
        </draw:line>
        <draw:polygon draw:style-name="gr30" draw:text-style-name="P4" draw:layer="layout" svg:width="0.312cm" svg:height="0.206cm" svg:x="9.054cm" svg:y="14.918cm" svg:viewBox="0 0 313 207" draw:points="313,102 0,0 0,207">
          <text:p/>
        </draw:polygon>
        <draw:path draw:style-name="gr31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28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28" draw:text-style-name="P4" draw:layer="layout" svg:width="0cm" svg:height="0cm" svg:x="1.595cm" svg:y="13.773cm" svg:viewBox="0 0 0 0" draw:points="0,0">
          <text:p/>
        </draw:polygon>
        <draw:polygon draw:style-name="gr28" draw:text-style-name="P4" draw:layer="layout" svg:width="0cm" svg:height="0cm" svg:x="3.261cm" svg:y="14.467cm" svg:viewBox="0 0 0 0" draw:points="0,0">
          <text:p/>
        </draw:polygon>
        <draw:path draw:style-name="gr27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0.068cm" svg:y="14.743cm" svg:viewBox="0 0 0 0" draw:points="0,0">
          <text:p/>
        </draw:polygon>
        <draw:polygon draw:style-name="gr28" draw:text-style-name="P4" draw:layer="layout" svg:width="0cm" svg:height="0cm" svg:x="1.735cm" svg:y="15.436cm" svg:viewBox="0 0 0 0" draw:points="0,0">
          <text:p/>
        </draw:polygon>
        <draw:path draw:style-name="gr27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0.904cm" svg:y="15.853cm" svg:viewBox="0 0 0 0" draw:points="0,0">
          <text:p/>
        </draw:polygon>
        <draw:polygon draw:style-name="gr28" draw:text-style-name="P4" draw:layer="layout" svg:width="0cm" svg:height="0cm" svg:x="0.763cm" svg:y="16.548cm" svg:viewBox="0 0 0 0" draw:points="0,0">
          <text:p/>
        </draw:polygon>
        <draw:path draw:style-name="gr27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1.178cm" svg:y="15.853cm" svg:viewBox="0 0 0 0" draw:points="0,0">
          <text:p/>
        </draw:polygon>
        <draw:polygon draw:style-name="gr28" draw:text-style-name="P4" draw:layer="layout" svg:width="0cm" svg:height="0cm" svg:x="2.845cm" svg:y="16.548cm" svg:viewBox="0 0 0 0" draw:points="0,0">
          <text:p/>
        </draw:polygon>
        <draw:path draw:style-name="gr27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28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28" draw:text-style-name="P4" draw:layer="layout" svg:width="0cm" svg:height="0cm" svg:x="3.121cm" svg:y="14.743cm" svg:viewBox="0 0 0 0" draw:points="0,0">
          <text:p/>
        </draw:polygon>
        <draw:polygon draw:style-name="gr28" draw:text-style-name="P4" draw:layer="layout" svg:width="0cm" svg:height="0cm" svg:x="4.788cm" svg:y="15.436cm" svg:viewBox="0 0 0 0" draw:points="0,0">
          <text:p/>
        </draw:polygon>
        <draw:line draw:style-name="gr32" draw:text-style-name="P4" draw:layer="layout" svg:x1="1.735cm" svg:y1="14.328cm" svg:x2="1.417cm" svg:y2="14.565cm">
          <text:p/>
        </draw:line>
        <draw:polygon draw:style-name="gr33" draw:text-style-name="P4" draw:layer="layout" svg:width="0.312cm" svg:height="0.269cm" svg:x="1.178cm" svg:y="14.473cm" svg:viewBox="0 0 313 270" draw:points="0,270 313,166 188,0">
          <text:p/>
        </draw:polygon>
        <draw:line draw:style-name="gr32" draw:text-style-name="P4" draw:layer="layout" svg:x1="0.485cm" svg:y1="15.436cm" svg:x2="0.373cm" svg:y2="15.605cm">
          <text:p/>
        </draw:line>
        <draw:polygon draw:style-name="gr33" draw:text-style-name="P4" draw:layer="layout" svg:width="0.259cm" svg:height="0.318cm" svg:x="0.208cm" svg:y="15.534cm" svg:viewBox="0 0 260 319" draw:points="0,319 260,117 86,0">
          <text:p/>
        </draw:polygon>
        <draw:line draw:style-name="gr32" draw:text-style-name="P4" draw:layer="layout" svg:x1="1.457cm" svg:y1="15.436cm" svg:x2="1.568cm" svg:y2="15.605cm">
          <text:p/>
        </draw:line>
        <draw:polygon draw:style-name="gr33" draw:text-style-name="P4" draw:layer="layout" svg:width="0.259cm" svg:height="0.318cm" svg:x="1.475cm" svg:y="15.534cm" svg:viewBox="0 0 260 319" draw:points="260,319 173,0 0,117">
          <text:p/>
        </draw:polygon>
        <draw:line draw:style-name="gr32" draw:text-style-name="P4" draw:layer="layout" svg:x1="2.983cm" svg:y1="14.328cm" svg:x2="3.3cm" svg:y2="14.565cm">
          <text:p/>
        </draw:line>
        <draw:polygon draw:style-name="gr33" draw:text-style-name="P4" draw:layer="layout" svg:width="0.312cm" svg:height="0.269cm" svg:x="3.225cm" svg:y="14.473cm" svg:viewBox="0 0 313 270" draw:points="313,270 125,0 0,166">
          <text:p/>
        </draw:polygon>
        <draw:frame draw:style-name="gr34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polygon draw:style-name="gr40" draw:text-style-name="P4" draw:layer="layout" svg:width="7.494cm" svg:height="3.609cm" svg:x="0.328cm" svg:y="18.062cm" svg:viewBox="0 0 7495 3610" draw:points="3747,3610 0,3610 0,0 7495,0 7495,3610">
          <text:p/>
        </draw:polygon>
        <draw:polygon draw:style-name="gr28" draw:text-style-name="P4" draw:layer="layout" svg:width="7.494cm" svg:height="3.609cm" svg:x="0.328cm" svg:y="18.062cm" svg:viewBox="0 0 7495 3610" draw:points="3747,3610 0,3610 0,0 7495,0 7495,3610">
          <text:p/>
        </draw:polygon>
        <draw:line draw:style-name="gr29" draw:text-style-name="P4" draw:layer="layout" svg:x1="-3.143cm" svg:y1="19.589cm" svg:x2="0.03cm" svg:y2="19.589cm">
          <text:p/>
        </draw:line>
        <draw:polygon draw:style-name="gr30" draw:text-style-name="P4" draw:layer="layout" svg:width="0.312cm" svg:height="0.206cm" svg:x="0.015cm" svg:y="19.486cm" svg:viewBox="0 0 313 207" draw:points="313,103 0,0 0,207">
          <text:p/>
        </draw:polygon>
        <draw:line draw:style-name="gr29" draw:text-style-name="P4" draw:layer="layout" svg:x1="7.822cm" svg:y1="19.589cm" svg:x2="10.993cm" svg:y2="19.589cm">
          <text:p/>
        </draw:line>
        <draw:polygon draw:style-name="gr30" draw:text-style-name="P4" draw:layer="layout" svg:width="0.312cm" svg:height="0.206cm" svg:x="10.979cm" svg:y="19.486cm" svg:viewBox="0 0 313 207" draw:points="313,103 0,0 0,207">
          <text:p/>
        </draw:polygon>
        <draw:path draw:style-name="gr31" draw:text-style-name="P4" draw:layer="layout" svg:width="1.665cm" svg:height="0.694cm" svg:x="3.519cm" svg:y="18.341cm" svg:viewBox="0 0 1666 695" svg:d="M832 0c472 0 833 150 833 347 0 196-361 346-833 346-473 0-832-150-832-346 0-197 359-347 832-347zM0 0zM1666 695z">
          <text:p/>
        </draw:path>
        <draw:path draw:style-name="gr28" draw:text-style-name="P4" draw:layer="layout" svg:width="1.664cm" svg:height="0.692cm" svg:x="3.519cm" svg:y="18.341cm" svg:viewBox="0 0 1665 693" svg:d="M832 0c472 0 833 150 833 347 0 196-361 346-833 346-473 0-832-150-832-346 0-197 359-347 832-347z">
          <text:p/>
        </draw:path>
        <draw:polygon draw:style-name="gr28" draw:text-style-name="P4" draw:layer="layout" svg:width="0cm" svg:height="0cm" svg:x="3.519cm" svg:y="18.341cm" svg:viewBox="0 0 0 0" draw:points="0,0">
          <text:p/>
        </draw:polygon>
        <draw:polygon draw:style-name="gr28" draw:text-style-name="P4" draw:layer="layout" svg:width="0cm" svg:height="0cm" svg:x="5.185cm" svg:y="19.036cm" svg:viewBox="0 0 0 0" draw:points="0,0">
          <text:p/>
        </draw:polygon>
        <draw:path draw:style-name="gr27" draw:text-style-name="P4" draw:layer="layout" svg:width="1.665cm" svg:height="0.694cm" svg:x="1.993cm" svg:y="19.311cm" svg:viewBox="0 0 1666 695" svg:d="M832 0c472 0 834 152 834 349 0 196-362 346-834 346-473 0-832-150-832-346 0-197 359-349 832-349zM0 0zM1666 695z">
          <text:p/>
        </draw:path>
        <draw:path draw:style-name="gr28" draw:text-style-name="P4" draw:layer="layout" svg:width="1.665cm" svg:height="0.694cm" svg:x="1.993cm" svg:y="19.311cm" svg:viewBox="0 0 1666 695" svg:d="M832 0c472 0 834 152 834 349 0 196-362 346-834 346-473 0-832-150-832-346 0-197 359-349 832-349z">
          <text:p/>
        </draw:path>
        <draw:polygon draw:style-name="gr28" draw:text-style-name="P4" draw:layer="layout" svg:width="0cm" svg:height="0cm" svg:x="1.993cm" svg:y="19.311cm" svg:viewBox="0 0 0 0" draw:points="0,0">
          <text:p/>
        </draw:polygon>
        <draw:polygon draw:style-name="gr28" draw:text-style-name="P4" draw:layer="layout" svg:width="0cm" svg:height="0cm" svg:x="3.658cm" svg:y="20.006cm" svg:viewBox="0 0 0 0" draw:points="0,0">
          <text:p/>
        </draw:polygon>
        <draw:path draw:style-name="gr27" draw:text-style-name="P4" draw:layer="layout" svg:width="1.665cm" svg:height="0.693cm" svg:x="1.021cm" svg:y="20.423cm" svg:viewBox="0 0 1666 694" svg:d="M834 0c472 0 832 150 832 346 0 195-360 347-832 347-473 0-834-152-834-347 0-196 361-346 834-346zM0 0zM1666 694z">
          <text:p/>
        </draw:path>
        <draw:path draw:style-name="gr28" draw:text-style-name="P4" draw:layer="layout" svg:width="1.665cm" svg:height="0.692cm" svg:x="1.021cm" svg:y="20.423cm" svg:viewBox="0 0 1666 693" svg:d="M834 0c472 0 832 150 832 346 0 195-360 347-832 347-473 0-834-152-834-347 0-196 361-346 834-346z">
          <text:p/>
        </draw:path>
        <draw:polygon draw:style-name="gr28" draw:text-style-name="P4" draw:layer="layout" svg:width="0cm" svg:height="0cm" svg:x="1.021cm" svg:y="20.423cm" svg:viewBox="0 0 0 0" draw:points="0,0">
          <text:p/>
        </draw:polygon>
        <draw:polygon draw:style-name="gr28" draw:text-style-name="P4" draw:layer="layout" svg:width="0cm" svg:height="0cm" svg:x="2.687cm" svg:y="21.117cm" svg:viewBox="0 0 0 0" draw:points="0,0">
          <text:p/>
        </draw:polygon>
        <draw:path draw:style-name="gr27" draw:text-style-name="P4" draw:layer="layout" svg:width="1.665cm" svg:height="0.693cm" svg:x="3.103cm" svg:y="20.423cm" svg:viewBox="0 0 1666 694" svg:d="M834 0c472 0 832 150 832 346 0 195-360 347-832 347s-834-152-834-347c0-196 362-346 834-346zM0 0zM1666 694z">
          <text:p/>
        </draw:path>
        <draw:path draw:style-name="gr28" draw:text-style-name="P4" draw:layer="layout" svg:width="1.665cm" svg:height="0.692cm" svg:x="3.103cm" svg:y="20.423cm" svg:viewBox="0 0 1666 693" svg:d="M834 0c472 0 832 150 832 346 0 195-360 347-832 347s-834-152-834-347c0-196 362-346 834-346z">
          <text:p/>
        </draw:path>
        <draw:polygon draw:style-name="gr28" draw:text-style-name="P4" draw:layer="layout" svg:width="0cm" svg:height="0cm" svg:x="3.103cm" svg:y="20.423cm" svg:viewBox="0 0 0 0" draw:points="0,0">
          <text:p/>
        </draw:polygon>
        <draw:polygon draw:style-name="gr28" draw:text-style-name="P4" draw:layer="layout" svg:width="0cm" svg:height="0cm" svg:x="4.768cm" svg:y="21.117cm" svg:viewBox="0 0 0 0" draw:points="0,0">
          <text:p/>
        </draw:polygon>
        <draw:path draw:style-name="gr27" draw:text-style-name="P4" draw:layer="layout" svg:width="1.665cm" svg:height="0.694cm" svg:x="5.046cm" svg:y="19.311cm" svg:viewBox="0 0 1666 695" svg:d="M832 0c471 0 833 152 833 349 0 196-362 346-833 346-472 0-832-150-832-346 0-197 360-349 832-349zM0 0zM1666 695z">
          <text:p/>
        </draw:path>
        <draw:path draw:style-name="gr28" draw:text-style-name="P4" draw:layer="layout" svg:width="1.664cm" svg:height="0.694cm" svg:x="5.046cm" svg:y="19.311cm" svg:viewBox="0 0 1665 695" svg:d="M832 0c471 0 833 152 833 349 0 196-362 346-833 346-472 0-832-150-832-346 0-197 360-349 832-349z">
          <text:p/>
        </draw:path>
        <draw:polygon draw:style-name="gr28" draw:text-style-name="P4" draw:layer="layout" svg:width="0cm" svg:height="0cm" svg:x="5.046cm" svg:y="19.311cm" svg:viewBox="0 0 0 0" draw:points="0,0">
          <text:p/>
        </draw:polygon>
        <draw:polygon draw:style-name="gr28" draw:text-style-name="P4" draw:layer="layout" svg:width="0cm" svg:height="0cm" svg:x="6.712cm" svg:y="20.006cm" svg:viewBox="0 0 0 0" draw:points="0,0">
          <text:p/>
        </draw:polygon>
        <draw:line draw:style-name="gr32" draw:text-style-name="P4" draw:layer="layout" svg:x1="3.658cm" svg:y1="18.896cm" svg:x2="3.341cm" svg:y2="19.133cm">
          <text:p/>
        </draw:line>
        <draw:polygon draw:style-name="gr33" draw:text-style-name="P4" draw:layer="layout" svg:width="0.312cm" svg:height="0.268cm" svg:x="3.103cm" svg:y="19.042cm" svg:viewBox="0 0 313 269" draw:points="0,269 313,165 188,0">
          <text:p/>
        </draw:polygon>
        <draw:line draw:style-name="gr32" draw:text-style-name="P4" draw:layer="layout" svg:x1="2.41cm" svg:y1="20.006cm" svg:x2="2.298cm" svg:y2="20.174cm">
          <text:p/>
        </draw:line>
        <draw:polygon draw:style-name="gr33" draw:text-style-name="P4" draw:layer="layout" svg:width="0.259cm" svg:height="0.318cm" svg:x="2.132cm" svg:y="20.104cm" svg:viewBox="0 0 260 319" draw:points="0,319 260,117 87,0">
          <text:p/>
        </draw:polygon>
        <draw:line draw:style-name="gr32" draw:text-style-name="P4" draw:layer="layout" svg:x1="3.381cm" svg:y1="20.006cm" svg:x2="3.492cm" svg:y2="20.174cm">
          <text:p/>
        </draw:line>
        <draw:polygon draw:style-name="gr33" draw:text-style-name="P4" draw:layer="layout" svg:width="0.258cm" svg:height="0.318cm" svg:x="3.399cm" svg:y="20.104cm" svg:viewBox="0 0 259 319" draw:points="259,319 173,0 0,117">
          <text:p/>
        </draw:polygon>
        <draw:line draw:style-name="gr32" draw:text-style-name="P4" draw:layer="layout" svg:x1="4.906cm" svg:y1="18.896cm" svg:x2="5.224cm" svg:y2="19.133cm">
          <text:p/>
        </draw:line>
        <draw:polygon draw:style-name="gr33" draw:text-style-name="P4" draw:layer="layout" svg:width="0.312cm" svg:height="0.268cm" svg:x="5.15cm" svg:y="19.042cm" svg:viewBox="0 0 313 269" draw:points="313,269 125,0 0,165">
          <text:p/>
        </draw:polygon>
        <draw:frame draw:style-name="gr34" draw:text-style-name="P11" draw:layer="layout" svg:width="0.942cm" svg:height="0.39cm" svg:x="-2.83cm" svg:y="19.26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9.065cm" svg:y="19.122cm">
          <draw:text-box>
            <text:p><text:span text:style-name="T9">Outputs</text:span></text:p>
          </draw:text-box>
        </draw:frame>
        <draw:line draw:style-name="gr29" draw:text-style-name="P4" draw:layer="layout" svg:x1="-15.974cm" svg:y1="15.106cm" svg:x2="-8.644cm" svg:y2="15.106cm">
          <text:p/>
        </draw:line>
        <draw:polygon draw:style-name="gr30" draw:text-style-name="P4" draw:layer="layout" svg:width="0.72cm" svg:height="0.481cm" svg:x="-8.676cm" svg:y="14.866cm" svg:viewBox="0 0 721 482" draw:points="721,241 0,0 0,482">
          <text:p/>
        </draw:polygon>
        <draw:line draw:style-name="gr29" draw:text-style-name="P4" draw:layer="layout" svg:x1="14.179cm" svg:y1="14.777cm" svg:x2="21.509cm" svg:y2="14.777cm">
          <text:p/>
        </draw:line>
        <draw:polygon draw:style-name="gr30" draw:text-style-name="P4" draw:layer="layout" svg:width="0.72cm" svg:height="0.48cm" svg:x="21.477cm" svg:y="14.536cm" svg:viewBox="0 0 721 481" draw:points="721,241 0,0 0,481">
          <text:p/>
        </draw:polygon>
        <draw:frame draw:style-name="gr36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37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29" draw:text-style-name="P4" draw:layer="layout" svg:x1="-7.955cm" svg:y1="15.106cm" svg:x2="-3.648cm" svg:y2="19.117cm">
          <text:p/>
        </draw:line>
        <draw:polygon draw:style-name="gr30" draw:text-style-name="P4" draw:layer="layout" svg:width="0.692cm" svg:height="0.666cm" svg:x="-3.836cm" svg:y="18.92cm" svg:viewBox="0 0 693 667" draw:points="693,667 329,0 0,351">
          <text:p/>
        </draw:polygon>
        <draw:line draw:style-name="gr29" draw:text-style-name="P4" draw:layer="layout" svg:x1="-7.955cm" svg:y1="15.106cm" svg:x2="-5.757cm" svg:y2="15.106cm">
          <text:p/>
        </draw:line>
        <draw:polygon draw:style-name="gr30" draw:text-style-name="P4" draw:layer="layout" svg:width="0.72cm" svg:height="0.481cm" svg:x="-5.789cm" svg:y="14.866cm" svg:viewBox="0 0 721 482" draw:points="721,241 0,0 0,482">
          <text:p/>
        </draw:polygon>
        <draw:line draw:style-name="gr29" draw:text-style-name="P4" draw:layer="layout" svg:x1="-7.955cm" svg:y1="15.107cm" svg:x2="-6.582cm" svg:y2="11.256cm">
          <text:p/>
        </draw:line>
        <draw:polygon draw:style-name="gr30" draw:text-style-name="P4" draw:layer="layout" svg:width="0.467cm" svg:height="0.76cm" svg:x="-6.819cm" svg:y="10.606cm" svg:viewBox="0 0 468 761" draw:points="468,0 0,600 452,761">
          <text:p/>
        </draw:polygon>
        <draw:line draw:style-name="gr29" draw:text-style-name="P4" draw:layer="layout" svg:x1="9.367cm" svg:y1="15.097cm" svg:x2="13.811cm" svg:y2="14.82cm">
          <text:p/>
        </draw:line>
        <draw:polygon draw:style-name="gr30" draw:text-style-name="P4" draw:layer="layout" svg:width="0.733cm" svg:height="0.48cm" svg:x="13.765cm" svg:y="14.581cm" svg:viewBox="0 0 734 481" draw:points="734,196 0,0 29,481">
          <text:p/>
        </draw:polygon>
        <draw:line draw:style-name="gr29" draw:text-style-name="P4" draw:layer="layout" svg:x1="11.292cm" svg:y1="19.587cm" svg:x2="14.123cm" svg:y2="15.257cm">
          <text:p/>
        </draw:line>
        <draw:polygon draw:style-name="gr30" draw:text-style-name="P4" draw:layer="layout" svg:width="0.595cm" svg:height="0.736cm" svg:x="13.903cm" svg:y="14.68cm" svg:viewBox="0 0 596 737" draw:points="596,0 0,474 402,737">
          <text:p/>
        </draw:polygon>
        <draw:line draw:style-name="gr29" draw:text-style-name="P4" draw:layer="layout" svg:x1="8.084cm" svg:y1="10.606cm" svg:x2="13.917cm" svg:y2="14.311cm">
          <text:p/>
        </draw:line>
        <draw:polygon draw:style-name="gr30" draw:text-style-name="P4" draw:layer="layout" svg:width="0.736cm" svg:height="0.589cm" svg:x="13.762cm" svg:y="14.092cm" svg:viewBox="0 0 737 590" draw:points="737,590 258,0 0,406">
          <text:p/>
        </draw:polygon>
        <draw:frame draw:style-name="gr38" draw:text-style-name="P5" draw:layer="layout" svg:width="9.036cm" svg:height="1.361cm" svg:x="17.364cm" svg:y="8.239cm">
          <draw:text-box>
            <text:p><text:span text:style-name="T6">Say the full data set has 1000 samples</text:span></text:p>
            <text:p><text:span text:style-name="T6">and you get 80% right.</text:span></text:p>
          </draw:text-box>
        </draw:frame>
        <draw:frame draw:style-name="gr41" draw:text-style-name="P5" draw:layer="layout" svg:width="10.031cm" svg:height="1.361cm" svg:x="17.364cm" svg:y="9.6cm">
          <draw:text-box>
            <text:p><text:span text:style-name="T6">Now use the 200 samples that were wrong.</text:span></text:p>
            <text:p><text:span text:style-name="T6">And now you're still mis-classifying 150.</text:span></text:p>
          </draw:text-box>
        </draw:frame>
        <draw:frame draw:style-name="gr41" draw:text-style-name="P5" draw:layer="layout" svg:width="10.031cm" svg:height="1.361cm" svg:x="17.365cm" svg:y="10.961cm">
          <draw:text-box>
            <text:p><text:span text:style-name="T6">Now use the 150 samples that were wrong.</text:span></text:p>
            <text:p><text:span text:style-name="T6">And now you're still mis-classifying 120...</text:span></text:p>
          </draw:text-box>
        </draw:frame>
        <draw:custom-shape draw:style-name="gr22" draw:text-style-name="P8" draw:layer="layout" svg:width="4.6cm" svg:height="1.8cm" svg:x="11.8cm" svg:y="13.6cm">
          <text:p text:style-name="P4"><text:span text:style-name="T6">v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Adaptive Boosting</text:p>
          </draw:text-box>
        </draw:frame>
        <draw:frame presentation:style-name="pr9" draw:layer="layout" svg:width="25.199cm" svg:height="12.179cm" svg:x="1.4cm" svg:y="4.913cm" presentation:class="outline">
          <draw:text-box>
            <text:list text:style-name="L2">
              <text:list-item>
                <text:p>Called “AdaBoost”</text:p>
              </text:list-item>
              <text:list-item>
                <text:p>Instead of dropping samples, weight them less</text:p>
              </text:list-item>
              <text:list-item>
                <text:p>Each iteration updates weights and trains a new classif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Stacking</text:p>
          </draw:text-box>
        </draw:frame>
        <draw:path draw:style-name="gr25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5" draw:text-style-name="P4" draw:layer="layout" svg:width="0cm" svg:height="0cm" svg:x="-7.955cm" svg:y="7.399cm" svg:viewBox="0 0 0 0" draw:points="0,0">
          <text:p/>
        </draw:polygon>
        <draw:polygon draw:style-name="gr25" draw:text-style-name="P4" draw:layer="layout" svg:width="0cm" svg:height="0cm" svg:x="14.18cm" svg:y="22.797cm" svg:viewBox="0 0 0 0" draw:points="0,0">
          <text:p/>
        </draw:polygon>
        <draw:path draw:style-name="gr26" draw:text-style-name="P4" draw:layer="layout" svg:width="22.134cm" svg:height="15.397cm" svg:x="-7.955cm" svg:y="7.399cm" svg:viewBox="0 0 22135 15398" svg:d="M2567 0c-1284 0-2567 1283-2567 2566v10264c0 1283 1283 2568 2567 2568h17000c1284 0 2568-1285 2568-2568v-10264c0-1283-1284-2566-2568-2566z">
          <text:p/>
        </draw:path>
        <draw:polygon draw:style-name="gr26" draw:text-style-name="P4" draw:layer="layout" svg:width="0cm" svg:height="0cm" svg:x="-7.955cm" svg:y="7.399cm" svg:viewBox="0 0 0 0" draw:points="0,0">
          <text:p/>
        </draw:polygon>
        <draw:polygon draw:style-name="gr26" draw:text-style-name="P4" draw:layer="layout" svg:width="0cm" svg:height="0cm" svg:x="14.18cm" svg:y="22.797cm" svg:viewBox="0 0 0 0" draw:points="0,0">
          <text:p/>
        </draw:polygon>
        <draw:polygon draw:style-name="gr27" draw:text-style-name="P4" draw:layer="layout" svg:width="7.494cm" svg:height="3.609cm" svg:x="-2.88cm" svg:y="9.003cm" svg:viewBox="0 0 7495 3610" draw:points="3747,3610 0,3610 0,0 7495,0 7495,3610">
          <text:p/>
        </draw:polygon>
        <draw:polygon draw:style-name="gr28" draw:text-style-name="P4" draw:layer="layout" svg:width="7.494cm" svg:height="3.609cm" svg:x="-2.88cm" svg:y="9.003cm" svg:viewBox="0 0 7495 3610" draw:points="3747,3610 0,3610 0,0 7495,0 7495,3610">
          <text:p/>
        </draw:polygon>
        <draw:line draw:style-name="gr29" draw:text-style-name="P4" draw:layer="layout" svg:x1="-6.351cm" svg:y1="10.529cm" svg:x2="-3.178cm" svg:y2="10.529cm">
          <text:p/>
        </draw:line>
        <draw:polygon draw:style-name="gr30" draw:text-style-name="P4" draw:layer="layout" svg:width="0.312cm" svg:height="0.206cm" svg:x="-3.193cm" svg:y="10.427cm" svg:viewBox="0 0 313 207" draw:points="313,102 0,0 0,207">
          <text:p/>
        </draw:polygon>
        <draw:line draw:style-name="gr29" draw:text-style-name="P4" draw:layer="layout" svg:x1="4.614cm" svg:y1="10.529cm" svg:x2="7.785cm" svg:y2="10.529cm">
          <text:p/>
        </draw:line>
        <draw:polygon draw:style-name="gr30" draw:text-style-name="P4" draw:layer="layout" svg:width="0.312cm" svg:height="0.206cm" svg:x="7.771cm" svg:y="10.427cm" svg:viewBox="0 0 313 207" draw:points="313,102 0,0 0,207">
          <text:p/>
        </draw:polygon>
        <draw:path draw:style-name="gr31" draw:text-style-name="P4" draw:layer="layout" svg:width="1.666cm" svg:height="0.693cm" svg:x="0.312cm" svg:y="9.282cm" svg:viewBox="0 0 1667 694" svg:d="M832 0c472 0 833 149 833 346 0 196-361 346-833 346-473 0-832-150-832-346 0-197 359-346 832-346zM0 0zM1667 694z">
          <text:p/>
        </draw:path>
        <draw:path draw:style-name="gr28" draw:text-style-name="P4" draw:layer="layout" svg:width="1.664cm" svg:height="0.691cm" svg:x="0.312cm" svg:y="9.282cm" svg:viewBox="0 0 1665 692" svg:d="M832 0c472 0 833 149 833 346 0 196-361 346-833 346-473 0-832-150-832-346 0-197 359-346 832-346z">
          <text:p/>
        </draw:path>
        <draw:polygon draw:style-name="gr28" draw:text-style-name="P4" draw:layer="layout" svg:width="0cm" svg:height="0cm" svg:x="0.312cm" svg:y="9.282cm" svg:viewBox="0 0 0 0" draw:points="0,0">
          <text:p/>
        </draw:polygon>
        <draw:polygon draw:style-name="gr28" draw:text-style-name="P4" draw:layer="layout" svg:width="0cm" svg:height="0cm" svg:x="1.979cm" svg:y="9.976cm" svg:viewBox="0 0 0 0" draw:points="0,0">
          <text:p/>
        </draw:polygon>
        <draw:path draw:style-name="gr27" draw:text-style-name="P4" draw:layer="layout" svg:width="1.666cm" svg:height="0.693cm" svg:x="-1.215cm" svg:y="10.252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-1.215cm" svg:y="10.252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-1.215cm" svg:y="10.252cm" svg:viewBox="0 0 0 0" draw:points="0,0">
          <text:p/>
        </draw:polygon>
        <draw:polygon draw:style-name="gr28" draw:text-style-name="P4" draw:layer="layout" svg:width="0cm" svg:height="0cm" svg:x="0.452cm" svg:y="10.946cm" svg:viewBox="0 0 0 0" draw:points="0,0">
          <text:p/>
        </draw:polygon>
        <draw:path draw:style-name="gr27" draw:text-style-name="P4" draw:layer="layout" svg:width="1.666cm" svg:height="0.694cm" svg:x="-2.187cm" svg:y="11.36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2.187cm" svg:y="11.36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2.187cm" svg:y="11.363cm" svg:viewBox="0 0 0 0" draw:points="0,0">
          <text:p/>
        </draw:polygon>
        <draw:polygon draw:style-name="gr28" draw:text-style-name="P4" draw:layer="layout" svg:width="0cm" svg:height="0cm" svg:x="-0.52cm" svg:y="12.058cm" svg:viewBox="0 0 0 0" draw:points="0,0">
          <text:p/>
        </draw:polygon>
        <draw:path draw:style-name="gr27" draw:text-style-name="P4" draw:layer="layout" svg:width="1.665cm" svg:height="0.694cm" svg:x="-0.105cm" svg:y="11.363cm" svg:viewBox="0 0 1666 695" svg:d="M834 0c472 0 832 151 832 347s-360 346-832 346c-473 0-834-150-834-346s361-347 834-347zM0 0zM1666 695z">
          <text:p/>
        </draw:path>
        <draw:path draw:style-name="gr28" draw:text-style-name="P4" draw:layer="layout" svg:width="1.665cm" svg:height="0.692cm" svg:x="-0.105cm" svg:y="11.363cm" svg:viewBox="0 0 1666 693" svg:d="M834 0c472 0 832 151 832 347s-360 346-832 346c-473 0-834-150-834-346s361-347 834-347z">
          <text:p/>
        </draw:path>
        <draw:polygon draw:style-name="gr28" draw:text-style-name="P4" draw:layer="layout" svg:width="0cm" svg:height="0cm" svg:x="-0.105cm" svg:y="11.363cm" svg:viewBox="0 0 0 0" draw:points="0,0">
          <text:p/>
        </draw:polygon>
        <draw:polygon draw:style-name="gr28" draw:text-style-name="P4" draw:layer="layout" svg:width="0cm" svg:height="0cm" svg:x="1.561cm" svg:y="12.058cm" svg:viewBox="0 0 0 0" draw:points="0,0">
          <text:p/>
        </draw:polygon>
        <draw:path draw:style-name="gr27" draw:text-style-name="P4" draw:layer="layout" svg:width="1.665cm" svg:height="0.693cm" svg:x="1.839cm" svg:y="10.252cm" svg:viewBox="0 0 1666 694" svg:d="M832 0c471 0 833 151 833 348 0 196-362 346-833 346-472 0-832-150-832-346 0-197 360-348 832-348zM0 0zM1666 694z">
          <text:p/>
        </draw:path>
        <draw:path draw:style-name="gr28" draw:text-style-name="P4" draw:layer="layout" svg:width="1.664cm" svg:height="0.693cm" svg:x="1.839cm" svg:y="10.252cm" svg:viewBox="0 0 1665 694" svg:d="M832 0c471 0 833 151 833 348 0 196-362 346-833 346-472 0-832-150-832-346 0-197 360-348 832-348z">
          <text:p/>
        </draw:path>
        <draw:polygon draw:style-name="gr28" draw:text-style-name="P4" draw:layer="layout" svg:width="0cm" svg:height="0cm" svg:x="1.839cm" svg:y="10.252cm" svg:viewBox="0 0 0 0" draw:points="0,0">
          <text:p/>
        </draw:polygon>
        <draw:polygon draw:style-name="gr28" draw:text-style-name="P4" draw:layer="layout" svg:width="0cm" svg:height="0cm" svg:x="3.504cm" svg:y="10.946cm" svg:viewBox="0 0 0 0" draw:points="0,0">
          <text:p/>
        </draw:polygon>
        <draw:line draw:style-name="gr32" draw:text-style-name="P4" draw:layer="layout" svg:x1="0.452cm" svg:y1="9.837cm" svg:x2="0.134cm" svg:y2="10.074cm">
          <text:p/>
        </draw:line>
        <draw:polygon draw:style-name="gr33" draw:text-style-name="P4" draw:layer="layout" svg:width="0.312cm" svg:height="0.268cm" svg:x="-0.105cm" svg:y="9.983cm" svg:viewBox="0 0 313 269" draw:points="0,269 313,165 188,0">
          <text:p/>
        </draw:polygon>
        <draw:line draw:style-name="gr32" draw:text-style-name="P4" draw:layer="layout" svg:x1="-0.798cm" svg:y1="10.946cm" svg:x2="-0.91cm" svg:y2="11.115cm">
          <text:p/>
        </draw:line>
        <draw:polygon draw:style-name="gr33" draw:text-style-name="P4" draw:layer="layout" svg:width="0.258cm" svg:height="0.318cm" svg:x="-1.075cm" svg:y="11.044cm" svg:viewBox="0 0 259 319" draw:points="0,319 259,117 86,0">
          <text:p/>
        </draw:polygon>
        <draw:line draw:style-name="gr32" draw:text-style-name="P4" draw:layer="layout" svg:x1="0.174cm" svg:y1="10.946cm" svg:x2="0.285cm" svg:y2="11.115cm">
          <text:p/>
        </draw:line>
        <draw:polygon draw:style-name="gr33" draw:text-style-name="P4" draw:layer="layout" svg:width="0.259cm" svg:height="0.318cm" svg:x="0.192cm" svg:y="11.044cm" svg:viewBox="0 0 260 319" draw:points="260,319 173,0 0,117">
          <text:p/>
        </draw:polygon>
        <draw:line draw:style-name="gr32" draw:text-style-name="P4" draw:layer="layout" svg:x1="1.699cm" svg:y1="9.837cm" svg:x2="2.017cm" svg:y2="10.074cm">
          <text:p/>
        </draw:line>
        <draw:polygon draw:style-name="gr33" draw:text-style-name="P4" draw:layer="layout" svg:width="0.312cm" svg:height="0.268cm" svg:x="1.943cm" svg:y="9.983cm" svg:viewBox="0 0 313 269" draw:points="313,269 125,0 0,165">
          <text:p/>
        </draw:polygon>
        <draw:frame draw:style-name="gr34" draw:text-style-name="P11" draw:layer="layout" svg:width="0.942cm" svg:height="0.39cm" svg:x="-6.038cm" svg:y="10.201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5.857cm" svg:y="10.063cm">
          <draw:text-box>
            <text:p><text:span text:style-name="T9">Outputs</text:span></text:p>
          </draw:text-box>
        </draw:frame>
        <draw:polygon draw:style-name="gr40" draw:text-style-name="P4" draw:layer="layout" svg:width="7.495cm" svg:height="3.61cm" svg:x="-1.597cm" svg:y="13.493cm" svg:viewBox="0 0 7496 3611" draw:points="3747,3611 0,3611 0,0 7496,0 7496,3611">
          <text:p/>
        </draw:polygon>
        <draw:polygon draw:style-name="gr28" draw:text-style-name="P4" draw:layer="layout" svg:width="7.495cm" svg:height="3.61cm" svg:x="-1.597cm" svg:y="13.493cm" svg:viewBox="0 0 7496 3611" draw:points="3747,3611 0,3611 0,0 7496,0 7496,3611">
          <text:p/>
        </draw:polygon>
        <draw:line draw:style-name="gr29" draw:text-style-name="P4" draw:layer="layout" svg:x1="-5.068cm" svg:y1="15.02cm" svg:x2="-1.895cm" svg:y2="15.02cm">
          <text:p/>
        </draw:line>
        <draw:polygon draw:style-name="gr30" draw:text-style-name="P4" draw:layer="layout" svg:width="0.311cm" svg:height="0.206cm" svg:x="-1.909cm" svg:y="14.918cm" svg:viewBox="0 0 312 207" draw:points="312,102 0,0 0,207">
          <text:p/>
        </draw:polygon>
        <draw:line draw:style-name="gr29" draw:text-style-name="P4" draw:layer="layout" svg:x1="5.898cm" svg:y1="15.02cm" svg:x2="9.069cm" svg:y2="15.02cm">
          <text:p/>
        </draw:line>
        <draw:polygon draw:style-name="gr30" draw:text-style-name="P4" draw:layer="layout" svg:width="0.312cm" svg:height="0.206cm" svg:x="9.054cm" svg:y="14.918cm" svg:viewBox="0 0 313 207" draw:points="313,102 0,0 0,207">
          <text:p/>
        </draw:polygon>
        <draw:path draw:style-name="gr31" draw:text-style-name="P4" draw:layer="layout" svg:width="1.666cm" svg:height="0.693cm" svg:x="1.595cm" svg:y="13.773cm" svg:viewBox="0 0 1667 694" svg:d="M833 0c472 0 832 149 832 346 0 196-360 346-832 346-473 0-833-150-833-346 0-197 360-346 833-346zM0 0zM1667 694z">
          <text:p/>
        </draw:path>
        <draw:path draw:style-name="gr28" draw:text-style-name="P4" draw:layer="layout" svg:width="1.664cm" svg:height="0.691cm" svg:x="1.595cm" svg:y="13.773cm" svg:viewBox="0 0 1665 692" svg:d="M833 0c472 0 832 149 832 346 0 196-360 346-832 346-473 0-833-150-833-346 0-197 360-346 833-346z">
          <text:p/>
        </draw:path>
        <draw:polygon draw:style-name="gr28" draw:text-style-name="P4" draw:layer="layout" svg:width="0cm" svg:height="0cm" svg:x="1.595cm" svg:y="13.773cm" svg:viewBox="0 0 0 0" draw:points="0,0">
          <text:p/>
        </draw:polygon>
        <draw:polygon draw:style-name="gr28" draw:text-style-name="P4" draw:layer="layout" svg:width="0cm" svg:height="0cm" svg:x="3.261cm" svg:y="14.467cm" svg:viewBox="0 0 0 0" draw:points="0,0">
          <text:p/>
        </draw:polygon>
        <draw:path draw:style-name="gr27" draw:text-style-name="P4" draw:layer="layout" svg:width="1.666cm" svg:height="0.693cm" svg:x="0.068cm" svg:y="14.743cm" svg:viewBox="0 0 1667 694" svg:d="M833 0c472 0 834 151 834 348 0 196-362 346-834 346-473 0-833-150-833-346 0-197 360-348 833-348zM0 0zM1667 694z">
          <text:p/>
        </draw:path>
        <draw:path draw:style-name="gr28" draw:text-style-name="P4" draw:layer="layout" svg:width="1.666cm" svg:height="0.693cm" svg:x="0.068cm" svg:y="14.743cm" svg:viewBox="0 0 1667 694" svg:d="M833 0c472 0 834 151 834 348 0 196-362 346-834 346-473 0-833-150-833-346 0-197 360-348 833-348z">
          <text:p/>
        </draw:path>
        <draw:polygon draw:style-name="gr28" draw:text-style-name="P4" draw:layer="layout" svg:width="0cm" svg:height="0cm" svg:x="0.068cm" svg:y="14.743cm" svg:viewBox="0 0 0 0" draw:points="0,0">
          <text:p/>
        </draw:polygon>
        <draw:polygon draw:style-name="gr28" draw:text-style-name="P4" draw:layer="layout" svg:width="0cm" svg:height="0cm" svg:x="1.735cm" svg:y="15.436cm" svg:viewBox="0 0 0 0" draw:points="0,0">
          <text:p/>
        </draw:polygon>
        <draw:path draw:style-name="gr27" draw:text-style-name="P4" draw:layer="layout" svg:width="1.666cm" svg:height="0.694cm" svg:x="-0.904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-0.904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-0.904cm" svg:y="15.853cm" svg:viewBox="0 0 0 0" draw:points="0,0">
          <text:p/>
        </draw:polygon>
        <draw:polygon draw:style-name="gr28" draw:text-style-name="P4" draw:layer="layout" svg:width="0cm" svg:height="0cm" svg:x="0.763cm" svg:y="16.548cm" svg:viewBox="0 0 0 0" draw:points="0,0">
          <text:p/>
        </draw:polygon>
        <draw:path draw:style-name="gr27" draw:text-style-name="P4" draw:layer="layout" svg:width="1.666cm" svg:height="0.694cm" svg:x="1.178cm" svg:y="15.853cm" svg:viewBox="0 0 1667 695" svg:d="M834 0c472 0 833 151 833 347s-361 346-833 346c-473 0-834-150-834-346s361-347 834-347zM0 0zM1667 695z">
          <text:p/>
        </draw:path>
        <draw:path draw:style-name="gr28" draw:text-style-name="P4" draw:layer="layout" svg:width="1.666cm" svg:height="0.692cm" svg:x="1.178cm" svg:y="15.853cm" svg:viewBox="0 0 1667 693" svg:d="M834 0c472 0 833 151 833 347s-361 346-833 346c-473 0-834-150-834-346s361-347 834-347z">
          <text:p/>
        </draw:path>
        <draw:polygon draw:style-name="gr28" draw:text-style-name="P4" draw:layer="layout" svg:width="0cm" svg:height="0cm" svg:x="1.178cm" svg:y="15.853cm" svg:viewBox="0 0 0 0" draw:points="0,0">
          <text:p/>
        </draw:polygon>
        <draw:polygon draw:style-name="gr28" draw:text-style-name="P4" draw:layer="layout" svg:width="0cm" svg:height="0cm" svg:x="2.845cm" svg:y="16.548cm" svg:viewBox="0 0 0 0" draw:points="0,0">
          <text:p/>
        </draw:polygon>
        <draw:path draw:style-name="gr27" draw:text-style-name="P4" draw:layer="layout" svg:width="1.666cm" svg:height="0.693cm" svg:x="3.121cm" svg:y="14.743cm" svg:viewBox="0 0 1667 694" svg:d="M833 0c471 0 832 151 832 348 0 196-361 346-832 346-472 0-833-150-833-346 0-197 361-348 833-348zM0 0zM1667 694z">
          <text:p/>
        </draw:path>
        <draw:path draw:style-name="gr28" draw:text-style-name="P4" draw:layer="layout" svg:width="1.664cm" svg:height="0.693cm" svg:x="3.121cm" svg:y="14.743cm" svg:viewBox="0 0 1665 694" svg:d="M833 0c471 0 832 151 832 348 0 196-361 346-832 346-472 0-833-150-833-346 0-197 361-348 833-348z">
          <text:p/>
        </draw:path>
        <draw:polygon draw:style-name="gr28" draw:text-style-name="P4" draw:layer="layout" svg:width="0cm" svg:height="0cm" svg:x="3.121cm" svg:y="14.743cm" svg:viewBox="0 0 0 0" draw:points="0,0">
          <text:p/>
        </draw:polygon>
        <draw:polygon draw:style-name="gr28" draw:text-style-name="P4" draw:layer="layout" svg:width="0cm" svg:height="0cm" svg:x="4.788cm" svg:y="15.436cm" svg:viewBox="0 0 0 0" draw:points="0,0">
          <text:p/>
        </draw:polygon>
        <draw:line draw:style-name="gr32" draw:text-style-name="P4" draw:layer="layout" svg:x1="1.735cm" svg:y1="14.328cm" svg:x2="1.417cm" svg:y2="14.565cm">
          <text:p/>
        </draw:line>
        <draw:polygon draw:style-name="gr33" draw:text-style-name="P4" draw:layer="layout" svg:width="0.312cm" svg:height="0.269cm" svg:x="1.178cm" svg:y="14.473cm" svg:viewBox="0 0 313 270" draw:points="0,270 313,166 188,0">
          <text:p/>
        </draw:polygon>
        <draw:line draw:style-name="gr32" draw:text-style-name="P4" draw:layer="layout" svg:x1="0.485cm" svg:y1="15.436cm" svg:x2="0.373cm" svg:y2="15.605cm">
          <text:p/>
        </draw:line>
        <draw:polygon draw:style-name="gr33" draw:text-style-name="P4" draw:layer="layout" svg:width="0.259cm" svg:height="0.318cm" svg:x="0.208cm" svg:y="15.534cm" svg:viewBox="0 0 260 319" draw:points="0,319 260,117 86,0">
          <text:p/>
        </draw:polygon>
        <draw:line draw:style-name="gr32" draw:text-style-name="P4" draw:layer="layout" svg:x1="1.457cm" svg:y1="15.436cm" svg:x2="1.568cm" svg:y2="15.605cm">
          <text:p/>
        </draw:line>
        <draw:polygon draw:style-name="gr33" draw:text-style-name="P4" draw:layer="layout" svg:width="0.259cm" svg:height="0.318cm" svg:x="1.475cm" svg:y="15.534cm" svg:viewBox="0 0 260 319" draw:points="260,319 173,0 0,117">
          <text:p/>
        </draw:polygon>
        <draw:line draw:style-name="gr32" draw:text-style-name="P4" draw:layer="layout" svg:x1="2.983cm" svg:y1="14.328cm" svg:x2="3.3cm" svg:y2="14.565cm">
          <text:p/>
        </draw:line>
        <draw:polygon draw:style-name="gr33" draw:text-style-name="P4" draw:layer="layout" svg:width="0.312cm" svg:height="0.269cm" svg:x="3.225cm" svg:y="14.473cm" svg:viewBox="0 0 313 270" draw:points="313,270 125,0 0,166">
          <text:p/>
        </draw:polygon>
        <draw:frame draw:style-name="gr34" draw:text-style-name="P11" draw:layer="layout" svg:width="0.942cm" svg:height="0.39cm" svg:x="-4.755cm" svg:y="14.692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7.141cm" svg:y="14.554cm">
          <draw:text-box>
            <text:p><text:span text:style-name="T9">Outputs</text:span></text:p>
          </draw:text-box>
        </draw:frame>
        <draw:polygon draw:style-name="gr40" draw:text-style-name="P4" draw:layer="layout" svg:width="7.494cm" svg:height="3.609cm" svg:x="0.328cm" svg:y="18.062cm" svg:viewBox="0 0 7495 3610" draw:points="3747,3610 0,3610 0,0 7495,0 7495,3610">
          <text:p/>
        </draw:polygon>
        <draw:polygon draw:style-name="gr28" draw:text-style-name="P4" draw:layer="layout" svg:width="7.494cm" svg:height="3.609cm" svg:x="0.328cm" svg:y="18.062cm" svg:viewBox="0 0 7495 3610" draw:points="3747,3610 0,3610 0,0 7495,0 7495,3610">
          <text:p/>
        </draw:polygon>
        <draw:line draw:style-name="gr29" draw:text-style-name="P4" draw:layer="layout" svg:x1="-3.143cm" svg:y1="19.589cm" svg:x2="0.03cm" svg:y2="19.589cm">
          <text:p/>
        </draw:line>
        <draw:polygon draw:style-name="gr30" draw:text-style-name="P4" draw:layer="layout" svg:width="0.312cm" svg:height="0.206cm" svg:x="0.015cm" svg:y="19.486cm" svg:viewBox="0 0 313 207" draw:points="313,103 0,0 0,207">
          <text:p/>
        </draw:polygon>
        <draw:line draw:style-name="gr29" draw:text-style-name="P4" draw:layer="layout" svg:x1="7.822cm" svg:y1="19.589cm" svg:x2="10.993cm" svg:y2="19.589cm">
          <text:p/>
        </draw:line>
        <draw:polygon draw:style-name="gr30" draw:text-style-name="P4" draw:layer="layout" svg:width="0.312cm" svg:height="0.206cm" svg:x="10.979cm" svg:y="19.486cm" svg:viewBox="0 0 313 207" draw:points="313,103 0,0 0,207">
          <text:p/>
        </draw:polygon>
        <draw:path draw:style-name="gr31" draw:text-style-name="P4" draw:layer="layout" svg:width="1.665cm" svg:height="0.694cm" svg:x="3.519cm" svg:y="18.341cm" svg:viewBox="0 0 1666 695" svg:d="M832 0c472 0 833 150 833 347 0 196-361 346-833 346-473 0-832-150-832-346 0-197 359-347 832-347zM0 0zM1666 695z">
          <text:p/>
        </draw:path>
        <draw:path draw:style-name="gr28" draw:text-style-name="P4" draw:layer="layout" svg:width="1.664cm" svg:height="0.692cm" svg:x="3.519cm" svg:y="18.341cm" svg:viewBox="0 0 1665 693" svg:d="M832 0c472 0 833 150 833 347 0 196-361 346-833 346-473 0-832-150-832-346 0-197 359-347 832-347z">
          <text:p/>
        </draw:path>
        <draw:polygon draw:style-name="gr28" draw:text-style-name="P4" draw:layer="layout" svg:width="0cm" svg:height="0cm" svg:x="3.519cm" svg:y="18.341cm" svg:viewBox="0 0 0 0" draw:points="0,0">
          <text:p/>
        </draw:polygon>
        <draw:polygon draw:style-name="gr28" draw:text-style-name="P4" draw:layer="layout" svg:width="0cm" svg:height="0cm" svg:x="5.185cm" svg:y="19.036cm" svg:viewBox="0 0 0 0" draw:points="0,0">
          <text:p/>
        </draw:polygon>
        <draw:path draw:style-name="gr27" draw:text-style-name="P4" draw:layer="layout" svg:width="1.665cm" svg:height="0.694cm" svg:x="1.993cm" svg:y="19.311cm" svg:viewBox="0 0 1666 695" svg:d="M832 0c472 0 834 152 834 349 0 196-362 346-834 346-473 0-832-150-832-346 0-197 359-349 832-349zM0 0zM1666 695z">
          <text:p/>
        </draw:path>
        <draw:path draw:style-name="gr28" draw:text-style-name="P4" draw:layer="layout" svg:width="1.665cm" svg:height="0.694cm" svg:x="1.993cm" svg:y="19.311cm" svg:viewBox="0 0 1666 695" svg:d="M832 0c472 0 834 152 834 349 0 196-362 346-834 346-473 0-832-150-832-346 0-197 359-349 832-349z">
          <text:p/>
        </draw:path>
        <draw:polygon draw:style-name="gr28" draw:text-style-name="P4" draw:layer="layout" svg:width="0cm" svg:height="0cm" svg:x="1.993cm" svg:y="19.311cm" svg:viewBox="0 0 0 0" draw:points="0,0">
          <text:p/>
        </draw:polygon>
        <draw:polygon draw:style-name="gr28" draw:text-style-name="P4" draw:layer="layout" svg:width="0cm" svg:height="0cm" svg:x="3.658cm" svg:y="20.006cm" svg:viewBox="0 0 0 0" draw:points="0,0">
          <text:p/>
        </draw:polygon>
        <draw:path draw:style-name="gr27" draw:text-style-name="P4" draw:layer="layout" svg:width="1.665cm" svg:height="0.693cm" svg:x="1.021cm" svg:y="20.423cm" svg:viewBox="0 0 1666 694" svg:d="M834 0c472 0 832 150 832 346 0 195-360 347-832 347-473 0-834-152-834-347 0-196 361-346 834-346zM0 0zM1666 694z">
          <text:p/>
        </draw:path>
        <draw:path draw:style-name="gr28" draw:text-style-name="P4" draw:layer="layout" svg:width="1.665cm" svg:height="0.692cm" svg:x="1.021cm" svg:y="20.423cm" svg:viewBox="0 0 1666 693" svg:d="M834 0c472 0 832 150 832 346 0 195-360 347-832 347-473 0-834-152-834-347 0-196 361-346 834-346z">
          <text:p/>
        </draw:path>
        <draw:polygon draw:style-name="gr28" draw:text-style-name="P4" draw:layer="layout" svg:width="0cm" svg:height="0cm" svg:x="1.021cm" svg:y="20.423cm" svg:viewBox="0 0 0 0" draw:points="0,0">
          <text:p/>
        </draw:polygon>
        <draw:polygon draw:style-name="gr28" draw:text-style-name="P4" draw:layer="layout" svg:width="0cm" svg:height="0cm" svg:x="2.687cm" svg:y="21.117cm" svg:viewBox="0 0 0 0" draw:points="0,0">
          <text:p/>
        </draw:polygon>
        <draw:path draw:style-name="gr27" draw:text-style-name="P4" draw:layer="layout" svg:width="1.665cm" svg:height="0.693cm" svg:x="3.103cm" svg:y="20.423cm" svg:viewBox="0 0 1666 694" svg:d="M834 0c472 0 832 150 832 346 0 195-360 347-832 347s-834-152-834-347c0-196 362-346 834-346zM0 0zM1666 694z">
          <text:p/>
        </draw:path>
        <draw:path draw:style-name="gr28" draw:text-style-name="P4" draw:layer="layout" svg:width="1.665cm" svg:height="0.692cm" svg:x="3.103cm" svg:y="20.423cm" svg:viewBox="0 0 1666 693" svg:d="M834 0c472 0 832 150 832 346 0 195-360 347-832 347s-834-152-834-347c0-196 362-346 834-346z">
          <text:p/>
        </draw:path>
        <draw:polygon draw:style-name="gr28" draw:text-style-name="P4" draw:layer="layout" svg:width="0cm" svg:height="0cm" svg:x="3.103cm" svg:y="20.423cm" svg:viewBox="0 0 0 0" draw:points="0,0">
          <text:p/>
        </draw:polygon>
        <draw:polygon draw:style-name="gr28" draw:text-style-name="P4" draw:layer="layout" svg:width="0cm" svg:height="0cm" svg:x="4.768cm" svg:y="21.117cm" svg:viewBox="0 0 0 0" draw:points="0,0">
          <text:p/>
        </draw:polygon>
        <draw:path draw:style-name="gr27" draw:text-style-name="P4" draw:layer="layout" svg:width="1.665cm" svg:height="0.694cm" svg:x="5.046cm" svg:y="19.311cm" svg:viewBox="0 0 1666 695" svg:d="M832 0c471 0 833 152 833 349 0 196-362 346-833 346-472 0-832-150-832-346 0-197 360-349 832-349zM0 0zM1666 695z">
          <text:p/>
        </draw:path>
        <draw:path draw:style-name="gr28" draw:text-style-name="P4" draw:layer="layout" svg:width="1.664cm" svg:height="0.694cm" svg:x="5.046cm" svg:y="19.311cm" svg:viewBox="0 0 1665 695" svg:d="M832 0c471 0 833 152 833 349 0 196-362 346-833 346-472 0-832-150-832-346 0-197 360-349 832-349z">
          <text:p/>
        </draw:path>
        <draw:polygon draw:style-name="gr28" draw:text-style-name="P4" draw:layer="layout" svg:width="0cm" svg:height="0cm" svg:x="5.046cm" svg:y="19.311cm" svg:viewBox="0 0 0 0" draw:points="0,0">
          <text:p/>
        </draw:polygon>
        <draw:polygon draw:style-name="gr28" draw:text-style-name="P4" draw:layer="layout" svg:width="0cm" svg:height="0cm" svg:x="6.712cm" svg:y="20.006cm" svg:viewBox="0 0 0 0" draw:points="0,0">
          <text:p/>
        </draw:polygon>
        <draw:line draw:style-name="gr32" draw:text-style-name="P4" draw:layer="layout" svg:x1="3.658cm" svg:y1="18.896cm" svg:x2="3.341cm" svg:y2="19.133cm">
          <text:p/>
        </draw:line>
        <draw:polygon draw:style-name="gr33" draw:text-style-name="P4" draw:layer="layout" svg:width="0.312cm" svg:height="0.268cm" svg:x="3.103cm" svg:y="19.042cm" svg:viewBox="0 0 313 269" draw:points="0,269 313,165 188,0">
          <text:p/>
        </draw:polygon>
        <draw:line draw:style-name="gr32" draw:text-style-name="P4" draw:layer="layout" svg:x1="2.41cm" svg:y1="20.006cm" svg:x2="2.298cm" svg:y2="20.174cm">
          <text:p/>
        </draw:line>
        <draw:polygon draw:style-name="gr33" draw:text-style-name="P4" draw:layer="layout" svg:width="0.259cm" svg:height="0.318cm" svg:x="2.132cm" svg:y="20.104cm" svg:viewBox="0 0 260 319" draw:points="0,319 260,117 87,0">
          <text:p/>
        </draw:polygon>
        <draw:line draw:style-name="gr32" draw:text-style-name="P4" draw:layer="layout" svg:x1="3.381cm" svg:y1="20.006cm" svg:x2="3.492cm" svg:y2="20.174cm">
          <text:p/>
        </draw:line>
        <draw:polygon draw:style-name="gr33" draw:text-style-name="P4" draw:layer="layout" svg:width="0.258cm" svg:height="0.318cm" svg:x="3.399cm" svg:y="20.104cm" svg:viewBox="0 0 259 319" draw:points="259,319 173,0 0,117">
          <text:p/>
        </draw:polygon>
        <draw:line draw:style-name="gr32" draw:text-style-name="P4" draw:layer="layout" svg:x1="4.906cm" svg:y1="18.896cm" svg:x2="5.224cm" svg:y2="19.133cm">
          <text:p/>
        </draw:line>
        <draw:polygon draw:style-name="gr33" draw:text-style-name="P4" draw:layer="layout" svg:width="0.312cm" svg:height="0.268cm" svg:x="5.15cm" svg:y="19.042cm" svg:viewBox="0 0 313 269" draw:points="313,269 125,0 0,165">
          <text:p/>
        </draw:polygon>
        <draw:frame draw:style-name="gr34" draw:text-style-name="P11" draw:layer="layout" svg:width="0.942cm" svg:height="0.39cm" svg:x="-2.83cm" svg:y="19.26cm">
          <draw:text-box>
            <text:p><text:span text:style-name="T9">Inputs</text:span></text:p>
          </draw:text-box>
        </draw:frame>
        <draw:frame draw:style-name="gr35" draw:text-style-name="P11" draw:layer="layout" svg:width="1.209cm" svg:height="0.39cm" svg:x="9.065cm" svg:y="19.122cm">
          <draw:text-box>
            <text:p><text:span text:style-name="T9">Outputs</text:span></text:p>
          </draw:text-box>
        </draw:frame>
        <draw:line draw:style-name="gr29" draw:text-style-name="P4" draw:layer="layout" svg:x1="-15.974cm" svg:y1="15.106cm" svg:x2="-8.644cm" svg:y2="15.106cm">
          <text:p/>
        </draw:line>
        <draw:polygon draw:style-name="gr30" draw:text-style-name="P4" draw:layer="layout" svg:width="0.72cm" svg:height="0.481cm" svg:x="-8.676cm" svg:y="14.866cm" svg:viewBox="0 0 721 482" draw:points="721,241 0,0 0,482">
          <text:p/>
        </draw:polygon>
        <draw:line draw:style-name="gr29" draw:text-style-name="P4" draw:layer="layout" svg:x1="14.179cm" svg:y1="14.777cm" svg:x2="21.509cm" svg:y2="14.777cm">
          <text:p/>
        </draw:line>
        <draw:polygon draw:style-name="gr30" draw:text-style-name="P4" draw:layer="layout" svg:width="0.72cm" svg:height="0.48cm" svg:x="21.477cm" svg:y="14.536cm" svg:viewBox="0 0 721 481" draw:points="721,241 0,0 0,481">
          <text:p/>
        </draw:polygon>
        <draw:frame draw:style-name="gr36" draw:text-style-name="P12" draw:layer="layout" svg:width="2.174cm" svg:height="0.894cm" svg:x="-15.344cm" svg:y="14.339cm">
          <draw:text-box>
            <text:p><text:span text:style-name="T10">Inputs</text:span></text:p>
          </draw:text-box>
        </draw:frame>
        <draw:frame draw:style-name="gr37" draw:text-style-name="P12" draw:layer="layout" svg:width="2.792cm" svg:height="0.894cm" svg:x="17.399cm" svg:y="14.018cm">
          <draw:text-box>
            <text:p><text:span text:style-name="T10">Outputs</text:span></text:p>
          </draw:text-box>
        </draw:frame>
        <draw:line draw:style-name="gr29" draw:text-style-name="P4" draw:layer="layout" svg:x1="-7.955cm" svg:y1="15.106cm" svg:x2="-3.648cm" svg:y2="19.117cm">
          <text:p/>
        </draw:line>
        <draw:polygon draw:style-name="gr30" draw:text-style-name="P4" draw:layer="layout" svg:width="0.692cm" svg:height="0.666cm" svg:x="-3.836cm" svg:y="18.92cm" svg:viewBox="0 0 693 667" draw:points="693,667 329,0 0,351">
          <text:p/>
        </draw:polygon>
        <draw:line draw:style-name="gr29" draw:text-style-name="P4" draw:layer="layout" svg:x1="-7.955cm" svg:y1="15.106cm" svg:x2="-5.757cm" svg:y2="15.106cm">
          <text:p/>
        </draw:line>
        <draw:polygon draw:style-name="gr30" draw:text-style-name="P4" draw:layer="layout" svg:width="0.72cm" svg:height="0.481cm" svg:x="-5.789cm" svg:y="14.866cm" svg:viewBox="0 0 721 482" draw:points="721,241 0,0 0,482">
          <text:p/>
        </draw:polygon>
        <draw:line draw:style-name="gr29" draw:text-style-name="P4" draw:layer="layout" svg:x1="-7.955cm" svg:y1="15.107cm" svg:x2="-6.582cm" svg:y2="11.256cm">
          <text:p/>
        </draw:line>
        <draw:polygon draw:style-name="gr30" draw:text-style-name="P4" draw:layer="layout" svg:width="0.467cm" svg:height="0.76cm" svg:x="-6.819cm" svg:y="10.606cm" svg:viewBox="0 0 468 761" draw:points="468,0 0,600 452,761">
          <text:p/>
        </draw:polygon>
        <draw:line draw:style-name="gr29" draw:text-style-name="P4" draw:layer="layout" svg:x1="9.367cm" svg:y1="15.097cm" svg:x2="13.811cm" svg:y2="14.82cm">
          <text:p/>
        </draw:line>
        <draw:polygon draw:style-name="gr30" draw:text-style-name="P4" draw:layer="layout" svg:width="0.733cm" svg:height="0.48cm" svg:x="13.765cm" svg:y="14.581cm" svg:viewBox="0 0 734 481" draw:points="734,196 0,0 29,481">
          <text:p/>
        </draw:polygon>
        <draw:line draw:style-name="gr29" draw:text-style-name="P4" draw:layer="layout" svg:x1="11.292cm" svg:y1="19.587cm" svg:x2="14.123cm" svg:y2="15.257cm">
          <text:p/>
        </draw:line>
        <draw:polygon draw:style-name="gr30" draw:text-style-name="P4" draw:layer="layout" svg:width="0.595cm" svg:height="0.736cm" svg:x="13.903cm" svg:y="14.68cm" svg:viewBox="0 0 596 737" draw:points="596,0 0,474 402,737">
          <text:p/>
        </draw:polygon>
        <draw:line draw:style-name="gr29" draw:text-style-name="P4" draw:layer="layout" svg:x1="8.084cm" svg:y1="10.606cm" svg:x2="13.917cm" svg:y2="14.311cm">
          <text:p/>
        </draw:line>
        <draw:polygon draw:style-name="gr30" draw:text-style-name="P4" draw:layer="layout" svg:width="0.736cm" svg:height="0.589cm" svg:x="13.762cm" svg:y="14.092cm" svg:viewBox="0 0 737 590" draw:points="737,590 258,0 0,406">
          <text:p/>
        </draw:polygon>
        <draw:custom-shape draw:style-name="gr22" draw:text-style-name="P8" draw:layer="layout" svg:width="4.6cm" svg:height="1.8cm" svg:x="11.8cm" svg:y="13.6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129cm" svg:height="1.902cm" draw:transform="rotate (-2.53788326532566) translate (18.999cm 11.5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5" draw:layer="layout" svg:width="6.132cm" svg:height="1.361cm" svg:x="18.199cm" svg:y="9.4cm">
          <draw:text-box>
            <text:p text:style-name="P4"><text:span text:style-name="T6">This is generalised to any</text:span></text:p>
            <text:p text:style-name="P4"><text:span text:style-name="T6">supervised lear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Bayesian Model Averaging</text:p>
          </draw:text-box>
        </draw:frame>
        <draw:frame presentation:style-name="pr9" draw:layer="layout" svg:width="25.199cm" svg:height="12.179cm" svg:x="1.4cm" svg:y="4.913cm" presentation:class="outline">
          <draw:text-box>
            <text:list text:style-name="L2">
              <text:list-item>
                <text:p>Ensemble of hypotheses</text:p>
              </text:list-item>
              <text:list-item>
                <text:p>Each hypothesis is given a weighted vote</text:p>
              </text:list-item>
              <text:list-item>
                <text:p>Weighting = p(data|hypothesis)</text:p>
              </text:list-item>
              <text:list-item>
                <text:p>Usually computationally infeasible</text:p>
              </text:list-item>
              <text:list-item>
                <text:p>Bayesian Model Averaging: </text:p>
                <text:list>
                  <text:list-item>
                    <text:p>Selects hypothesis from sample of hypotheses, rather than full set</text:p>
                  </text:list-item>
                </text:list>
              </text:list-item>
              <text:list-item>
                <text:p>Bayesian Model Combination</text:p>
                <text:list>
                  <text:list-item>
                    <text:p>Same, but select the most likely set of hypothe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... and more</text:p>
          </draw:text-box>
        </draw:frame>
        <draw:frame draw:style-name="gr13" draw:text-style-name="P4" draw:layer="layout" svg:width="11.872cm" svg:height="4.79cm" svg:x="3.4cm" svg:y="5.81cm">
          <draw:image xlink:href="Pictures/200001F400005CFA000025848B4BB576.svm" xlink:type="simple" xlink:show="embed" xlink:actuate="onLoad">
            <text:p/>
          </draw:image>
        </draw:frame>
        <draw:frame draw:style-name="gr13" draw:text-style-name="P4" draw:layer="layout" svg:width="11.872cm" svg:height="4.79cm" svg:x="3.4cm" svg:y="11.61cm">
          <draw:image xlink:href="Pictures/200001F400005CFA000025848B4BB576.svm" xlink:type="simple" xlink:show="embed" xlink:actuate="onLoad">
            <text:p/>
          </draw:image>
        </draw:frame>
        <draw:custom-shape draw:style-name="gr22" draw:text-style-name="P8" draw:layer="layout" svg:width="2.2cm" svg:height="0.6cm" svg:x="11.4cm" svg:y="7.8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cm" svg:height="0.6cm" svg:x="11.6cm" svg:y="13.6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cm" svg:height="0.6cm" svg:x="16.4cm" svg:y="10.2cm">
          <text:p text:style-name="P4"><text:span text:style-name="T6">Learne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272cm" svg:y1="8cm" svg:x2="16.4cm" svg:y2="10.2cm">
          <text:p/>
        </draw:line>
        <draw:line draw:style-name="gr5" draw:text-style-name="P8" draw:layer="layout" svg:x1="15.272cm" svg:y1="14cm" svg:x2="16.4cm" svg:y2="10.8cm">
          <text:p/>
        </draw:line>
        <draw:line draw:style-name="gr5" draw:text-style-name="P8" draw:layer="layout" svg:x1="18.6cm" svg:y1="10.5cm" svg:x2="21.728cm" svg:y2="10.5cm">
          <text:p/>
        </draw:line>
        <draw:frame draw:style-name="gr43" draw:text-style-name="P5" draw:layer="layout" svg:width="2.242cm" svg:height="1.206cm" svg:x="18.8cm" svg:y="9.8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2T1">
        <draw:frame presentation:style-name="pr6" draw:layer="layout" svg:width="25.199cm" svg:height="3.507cm" svg:x="1.4cm" svg:y="0.836cm" presentation:class="title">
          <draw:text-box>
            <text:p>Back To Python!</text:p>
          </draw:text-box>
        </draw:frame>
        <draw:frame presentation:style-name="pr9" draw:layer="layout" svg:width="25.199cm" svg:height="12.179cm" svg:x="1.4cm" svg:y="4.913cm" presentation:class="outline">
          <draw:text-box>
            <text:list text:style-name="L2">
              <text:list-item>
                <text:p>Digits dataset</text:p>
              </text:list-item>
              <text:list-item>
                <text:p>Decision Trees</text:p>
              </text:list-item>
              <text:list-item>
                <text:p>Random Forests</text:p>
                <text:list>
                  <text:list-item>
                    <text:p>Feature sampling</text:p>
                  </text:list-item>
                  <text:list-item>
                    <text:p>Sample sampling</text:p>
                  </text:list-item>
                  <text:list-item>
                    <text:p>Stumping</text:p>
                  </text:list-item>
                  <text:list-item>
                    <text:p>Random learners</text:p>
                  </text:list-item>
                  <text:list-item>
                    <text:p>and 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fo:font-family="'Open Sans Condensed'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fo:font-family="'Open Sans Condensed'" style:font-family-generic="swiss" style:font-pitch="variable" fo:font-size="5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14T19:45:04.008061140</meta:creation-date>
    <meta:editing-duration>PT7H6M36S</meta:editing-duration>
    <meta:editing-cycles>33</meta:editing-cycles>
    <meta:generator>OpenOffice/4.1.1$Unix OpenOffice.org_project/411m6$Build-9775</meta:generator>
    <dc:date>2016-03-17T15:16:47</dc:date>
    <meta:document-statistic meta:object-count="683"/>
  </office:meta>
</office:document-meta>
</file>